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087in" svg:height="3.5429in" svg:x="4.9213in" svg:y="2.6067in">
            <draw:object draw:notify-on-update-of-ranges="Sheet1.A1:Sheet1.A1 Sheet1.A2:Sheet1.A257 Sheet1.A1:Sheet1.A1 Sheet1.A2:Sheet1.A257 Sheet1.B1:Sheet1.B1 Sheet1.B2:Sheet1.B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2.748142" calcext:value-type="float">
            <text:p>2.74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8142" calcext:value-type="float">
            <text:p>2.74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2106" calcext:value-type="float">
            <text:p>13.95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853" calcext:value-type="float">
            <text:p>16.488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19324" calcext:value-type="float">
            <text:p>22.619324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22.619324" calcext:value-type="float">
            <text:p>22.619324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30.018167" calcext:value-type="float">
            <text:p>30.018167</text:p>
          </table:table-cell>
          <table:table-cell office:value-type="float" office:value="39.641098" calcext:value-type="float">
            <text:p>39.641098</text:p>
          </table:table-cell>
        </table:table-row>
        <table:table-row table:style-name="ro1">
          <table:table-cell office:value-type="float" office:value="45.027252" calcext:value-type="float">
            <text:p>45.027252</text:p>
          </table:table-cell>
          <table:table-cell office:value-type="float" office:value="63.351662" calcext:value-type="float">
            <text:p>63.351662</text:p>
          </table:table-cell>
        </table:table-row>
        <table:table-row table:style-name="ro1">
          <table:table-cell office:value-type="float" office:value="58.345169" calcext:value-type="float">
            <text:p>58.345169</text:p>
          </table:table-cell>
          <table:table-cell office:value-type="float" office:value="81.134583" calcext:value-type="float">
            <text:p>81.134583</text:p>
          </table:table-cell>
        </table:table-row>
        <table:table-row table:style-name="ro1">
          <table:table-cell office:value-type="float" office:value="61.727501" calcext:value-type="float">
            <text:p>61.727501</text:p>
          </table:table-cell>
          <table:table-cell office:value-type="float" office:value="146.70911" calcext:value-type="float">
            <text:p>146.70911</text:p>
          </table:table-cell>
        </table:table-row>
        <table:table-row table:style-name="ro1">
          <table:table-cell office:value-type="float" office:value="61.727501" calcext:value-type="float">
            <text:p>61.727501</text:p>
          </table:table-cell>
          <table:table-cell office:value-type="float" office:value="146.70911" calcext:value-type="float">
            <text:p>146.70911</text:p>
          </table:table-cell>
        </table:table-row>
        <table:table-row table:style-name="ro1">
          <table:table-cell office:value-type="float" office:value="76.313789" calcext:value-type="float">
            <text:p>76.313789</text:p>
          </table:table-cell>
          <table:table-cell office:value-type="float" office:value="194.50072" calcext:value-type="float">
            <text:p>194.50072</text:p>
          </table:table-cell>
        </table:table-row>
        <table:table-row table:style-name="ro1">
          <table:table-cell office:value-type="float" office:value="77.582169" calcext:value-type="float">
            <text:p>77.582169</text:p>
          </table:table-cell>
          <table:table-cell office:value-type="float" office:value="225.25035" calcext:value-type="float">
            <text:p>225.25035</text:p>
          </table:table-cell>
        </table:table-row>
        <table:table-row table:style-name="ro1">
          <table:table-cell office:value-type="float" office:value="90.68869" calcext:value-type="float">
            <text:p>90.68869</text:p>
          </table:table-cell>
          <table:table-cell office:value-type="float" office:value="233.03038" calcext:value-type="float">
            <text:p>233.03038</text:p>
          </table:table-cell>
        </table:table-row>
        <table:table-row table:style-name="ro1">
          <table:table-cell office:value-type="float" office:value="90.68869" calcext:value-type="float">
            <text:p>90.68869</text:p>
          </table:table-cell>
          <table:table-cell office:value-type="float" office:value="233.03038" calcext:value-type="float">
            <text:p>233.03038</text:p>
          </table:table-cell>
        </table:table-row>
        <table:table-row table:style-name="ro1">
          <table:table-cell office:value-type="float" office:value="96.607765" calcext:value-type="float">
            <text:p>96.607765</text:p>
          </table:table-cell>
          <table:table-cell office:value-type="float" office:value="248.21997" calcext:value-type="float">
            <text:p>248.21997</text:p>
          </table:table-cell>
        </table:table-row>
        <table:table-row table:style-name="ro1">
          <table:table-cell office:value-type="float" office:value="107.81173" calcext:value-type="float">
            <text:p>107.81173</text:p>
          </table:table-cell>
          <table:table-cell office:value-type="float" office:value="255.99998" calcext:value-type="float">
            <text:p>255.99998</text:p>
          </table:table-cell>
        </table:table-row>
        <table:table-row table:style-name="ro1">
          <table:table-cell office:value-type="float" office:value="105.48638" calcext:value-type="float">
            <text:p>105.48638</text:p>
          </table:table-cell>
          <table:table-cell office:value-type="float" office:value="237.10564" calcext:value-type="float">
            <text:p>237.10564</text:p>
          </table:table-cell>
        </table:table-row>
        <table:table-row table:style-name="ro1">
          <table:table-cell office:value-type="float" office:value="106.75475" calcext:value-type="float">
            <text:p>106.75475</text:p>
          </table:table-cell>
          <table:table-cell office:value-type="float" office:value="227.47322" calcext:value-type="float">
            <text:p>227.47322</text:p>
          </table:table-cell>
        </table:table-row>
        <table:table-row table:style-name="ro1">
          <table:table-cell office:value-type="float" office:value="106.75475" calcext:value-type="float">
            <text:p>106.75475</text:p>
          </table:table-cell>
          <table:table-cell office:value-type="float" office:value="227.47322" calcext:value-type="float">
            <text:p>227.47322</text:p>
          </table:table-cell>
        </table:table-row>
        <table:table-row table:style-name="ro1">
          <table:table-cell office:value-type="float" office:value="109.71429" calcext:value-type="float">
            <text:p>109.71429</text:p>
          </table:table-cell>
          <table:table-cell office:value-type="float" office:value="216.72937" calcext:value-type="float">
            <text:p>216.72937</text:p>
          </table:table-cell>
        </table:table-row>
        <table:table-row table:style-name="ro1">
          <table:table-cell office:value-type="float" office:value="115.63336" calcext:value-type="float">
            <text:p>115.63336</text:p>
          </table:table-cell>
          <table:table-cell office:value-type="float" office:value="190.42546" calcext:value-type="float">
            <text:p>190.42546</text:p>
          </table:table-cell>
        </table:table-row>
        <table:table-row table:style-name="ro1">
          <table:table-cell office:value-type="float" office:value="115.42197" calcext:value-type="float">
            <text:p>115.42197</text:p>
          </table:table-cell>
          <table:table-cell office:value-type="float" office:value="163.75108" calcext:value-type="float">
            <text:p>163.75108</text:p>
          </table:table-cell>
        </table:table-row>
        <table:table-row table:style-name="ro1">
          <table:table-cell office:value-type="float" office:value="115.42197" calcext:value-type="float">
            <text:p>115.42197</text:p>
          </table:table-cell>
          <table:table-cell office:value-type="float" office:value="163.75108" calcext:value-type="float">
            <text:p>163.75108</text:p>
          </table:table-cell>
        </table:table-row>
        <table:table-row table:style-name="ro1">
          <table:table-cell office:value-type="float" office:value="119.22709" calcext:value-type="float">
            <text:p>119.22709</text:p>
          </table:table-cell>
          <table:table-cell office:value-type="float" office:value="154.48914" calcext:value-type="float">
            <text:p>154.48914</text:p>
          </table:table-cell>
        </table:table-row>
        <table:table-row table:style-name="ro1">
          <table:table-cell office:value-type="float" office:value="116.90174" calcext:value-type="float">
            <text:p>116.90174</text:p>
          </table:table-cell>
          <table:table-cell office:value-type="float" office:value="148.93198" calcext:value-type="float">
            <text:p>148.93198</text:p>
          </table:table-cell>
        </table:table-row>
        <table:table-row table:style-name="ro1">
          <table:table-cell office:value-type="float" office:value="133.60199" calcext:value-type="float">
            <text:p>133.60199</text:p>
          </table:table-cell>
          <table:table-cell office:value-type="float" office:value="123.7395" calcext:value-type="float">
            <text:p>123.7395</text:p>
          </table:table-cell>
        </table:table-row>
        <table:table-row table:style-name="ro1">
          <table:table-cell office:value-type="float" office:value="130.43105" calcext:value-type="float">
            <text:p>130.43105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30.43105" calcext:value-type="float">
            <text:p>130.43105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41.21222" calcext:value-type="float">
            <text:p>141.21222</text:p>
          </table:table-cell>
          <table:table-cell office:value-type="float" office:value="125.96237" calcext:value-type="float">
            <text:p>125.96237</text:p>
          </table:table-cell>
        </table:table-row>
        <table:table-row table:style-name="ro1">
          <table:table-cell office:value-type="float" office:value="141.21222" calcext:value-type="float">
            <text:p>141.21222</text:p>
          </table:table-cell>
          <table:table-cell office:value-type="float" office:value="124.10999" calcext:value-type="float">
            <text:p>124.10999</text:p>
          </table:table-cell>
        </table:table-row>
        <table:table-row table:style-name="ro1">
          <table:table-cell office:value-type="float" office:value="139.73245" calcext:value-type="float">
            <text:p>139.73245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139.73245" calcext:value-type="float">
            <text:p>139.73245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148.61107" calcext:value-type="float">
            <text:p>148.61107</text:p>
          </table:table-cell>
          <table:table-cell office:value-type="float" office:value="128.55571" calcext:value-type="float">
            <text:p>128.55571</text:p>
          </table:table-cell>
        </table:table-row>
        <table:table-row table:style-name="ro1">
          <table:table-cell office:value-type="float" office:value="155.37573" calcext:value-type="float">
            <text:p>155.37573</text:p>
          </table:table-cell>
          <table:table-cell office:value-type="float" office:value="114.47756" calcext:value-type="float">
            <text:p>114.47756</text:p>
          </table:table-cell>
        </table:table-row>
        <table:table-row table:style-name="ro1">
          <table:table-cell office:value-type="float" office:value="161.2948" calcext:value-type="float">
            <text:p>161.2948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71.019" calcext:value-type="float">
            <text:p>171.019</text:p>
          </table:table-cell>
          <table:table-cell office:value-type="float" office:value="101.14037" calcext:value-type="float">
            <text:p>101.14037</text:p>
          </table:table-cell>
        </table:table-row>
        <table:table-row table:style-name="ro1">
          <table:table-cell office:value-type="float" office:value="171.019" calcext:value-type="float">
            <text:p>171.019</text:p>
          </table:table-cell>
          <table:table-cell office:value-type="float" office:value="101.14037" calcext:value-type="float">
            <text:p>101.14037</text:p>
          </table:table-cell>
        </table:table-row>
        <table:table-row table:style-name="ro1">
          <table:table-cell office:value-type="float" office:value="182.64575" calcext:value-type="float">
            <text:p>182.64575</text:p>
          </table:table-cell>
          <table:table-cell office:value-type="float" office:value="101.88132" calcext:value-type="float">
            <text:p>101.88132</text:p>
          </table:table-cell>
        </table:table-row>
        <table:table-row table:style-name="ro1">
          <table:table-cell office:value-type="float" office:value="178.20645" calcext:value-type="float">
            <text:p>178.20645</text:p>
          </table:table-cell>
          <table:table-cell office:value-type="float" office:value="99.658463" calcext:value-type="float">
            <text:p>99.658463</text:p>
          </table:table-cell>
        </table:table-row>
        <table:table-row table:style-name="ro1">
          <table:table-cell office:value-type="float" office:value="191.73576" calcext:value-type="float">
            <text:p>191.73576</text:p>
          </table:table-cell>
          <table:table-cell office:value-type="float" office:value="107.06802" calcext:value-type="float">
            <text:p>107.06802</text:p>
          </table:table-cell>
        </table:table-row>
        <table:table-row table:style-name="ro1">
          <table:table-cell office:value-type="float" office:value="191.73576" calcext:value-type="float">
            <text:p>191.73576</text:p>
          </table:table-cell>
          <table:table-cell office:value-type="float" office:value="107.06802" calcext:value-type="float">
            <text:p>107.06802</text:p>
          </table:table-cell>
        </table:table-row>
        <table:table-row table:style-name="ro1">
          <table:table-cell office:value-type="float" office:value="189.19902" calcext:value-type="float">
            <text:p>189.19902</text:p>
          </table:table-cell>
          <table:table-cell office:value-type="float" office:value="100.02894" calcext:value-type="float">
            <text:p>100.02894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101.88132" calcext:value-type="float">
            <text:p>101.88132</text:p>
          </table:table-cell>
        </table:table-row>
        <table:table-row table:style-name="ro1">
          <table:table-cell office:value-type="float" office:value="195.96367" calcext:value-type="float">
            <text:p>195.96367</text:p>
          </table:table-cell>
          <table:table-cell office:value-type="float" office:value="104.47467" calcext:value-type="float">
            <text:p>104.47467</text:p>
          </table:table-cell>
        </table:table-row>
        <table:table-row table:style-name="ro1">
          <table:table-cell office:value-type="float" office:value="197.02065" calcext:value-type="float">
            <text:p>197.02065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97.02065" calcext:value-type="float">
            <text:p>197.02065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194.27251" calcext:value-type="float">
            <text:p>194.27251</text:p>
          </table:table-cell>
          <table:table-cell office:value-type="float" office:value="97.806076" calcext:value-type="float">
            <text:p>97.806076</text:p>
          </table:table-cell>
        </table:table-row>
        <table:table-row table:style-name="ro1">
          <table:table-cell office:value-type="float" office:value="200.19159" calcext:value-type="float">
            <text:p>200.19159</text:p>
          </table:table-cell>
          <table:table-cell office:value-type="float" office:value="107.43849" calcext:value-type="float">
            <text:p>107.43849</text:p>
          </table:table-cell>
        </table:table-row>
        <table:table-row table:style-name="ro1">
          <table:table-cell office:value-type="float" office:value="197.65483" calcext:value-type="float">
            <text:p>197.65483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197.65483" calcext:value-type="float">
            <text:p>197.65483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214.77788" calcext:value-type="float">
            <text:p>214.77788</text:p>
          </table:table-cell>
          <table:table-cell office:value-type="float" office:value="103.73372" calcext:value-type="float">
            <text:p>103.73372</text:p>
          </table:table-cell>
        </table:table-row>
        <table:table-row table:style-name="ro1">
          <table:table-cell office:value-type="float" office:value="205.26508" calcext:value-type="float">
            <text:p>205.26508</text:p>
          </table:table-cell>
          <table:table-cell office:value-type="float" office:value="102.62228" calcext:value-type="float">
            <text:p>102.62228</text:p>
          </table:table-cell>
        </table:table-row>
        <table:table-row table:style-name="ro1">
          <table:table-cell office:value-type="float" office:value="221.75392" calcext:value-type="float">
            <text:p>221.75392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212.02974" calcext:value-type="float">
            <text:p>212.02974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12.02974" calcext:value-type="float">
            <text:p>212.02974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26.19324" calcext:value-type="float">
            <text:p>226.19324</text:p>
          </table:table-cell>
          <table:table-cell office:value-type="float" office:value="115.21852" calcext:value-type="float">
            <text:p>115.21852</text:p>
          </table:table-cell>
        </table:table-row>
        <table:table-row table:style-name="ro1">
          <table:table-cell office:value-type="float" office:value="227.03882" calcext:value-type="float">
            <text:p>227.03882</text:p>
          </table:table-cell>
          <table:table-cell office:value-type="float" office:value="110.03184" calcext:value-type="float">
            <text:p>110.03184</text:p>
          </table:table-cell>
        </table:table-row>
        <table:table-row table:style-name="ro1">
          <table:table-cell office:value-type="float" office:value="223.86789" calcext:value-type="float">
            <text:p>223.86789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23.86789" calcext:value-type="float">
            <text:p>223.86789</text:p>
          </table:table-cell>
          <table:table-cell office:value-type="float" office:value="108.9204" calcext:value-type="float">
            <text:p>108.9204</text:p>
          </table:table-cell>
        </table:table-row>
        <table:table-row table:style-name="ro1">
          <table:table-cell office:value-type="float" office:value="234.01488" calcext:value-type="float">
            <text:p>234.01488</text:p>
          </table:table-cell>
          <table:table-cell office:value-type="float" office:value="106.69754" calcext:value-type="float">
            <text:p>106.69754</text:p>
          </table:table-cell>
        </table:table-row>
        <table:table-row table:style-name="ro1">
          <table:table-cell office:value-type="float" office:value="219.63997" calcext:value-type="float">
            <text:p>219.63997</text:p>
          </table:table-cell>
          <table:table-cell office:value-type="float" office:value="109.66135" calcext:value-type="float">
            <text:p>109.66135</text:p>
          </table:table-cell>
        </table:table-row>
        <table:table-row table:style-name="ro1">
          <table:table-cell office:value-type="float" office:value="219.85136" calcext:value-type="float">
            <text:p>219.85136</text:p>
          </table:table-cell>
          <table:table-cell office:value-type="float" office:value="100.7699" calcext:value-type="float">
            <text:p>100.7699</text:p>
          </table:table-cell>
        </table:table-row>
        <table:table-row table:style-name="ro1">
          <table:table-cell office:value-type="float" office:value="246.48721" calcext:value-type="float">
            <text:p>246.48721</text:p>
          </table:table-cell>
          <table:table-cell office:value-type="float" office:value="116.70043" calcext:value-type="float">
            <text:p>116.70043</text:p>
          </table:table-cell>
        </table:table-row>
        <table:table-row table:style-name="ro1">
          <table:table-cell office:value-type="float" office:value="246.48721" calcext:value-type="float">
            <text:p>246.48721</text:p>
          </table:table-cell>
          <table:table-cell office:value-type="float" office:value="116.70043" calcext:value-type="float">
            <text:p>116.70043</text:p>
          </table:table-cell>
        </table:table-row>
        <table:table-row table:style-name="ro1">
          <table:table-cell office:value-type="float" office:value="244.58464" calcext:value-type="float">
            <text:p>244.58464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50.71512" calcext:value-type="float">
            <text:p>250.71512</text:p>
          </table:table-cell>
          <table:table-cell office:value-type="float" office:value="111.88422" calcext:value-type="float">
            <text:p>111.88422</text:p>
          </table:table-cell>
        </table:table-row>
        <table:table-row table:style-name="ro1">
          <table:table-cell office:value-type="float" office:value="254.73163" calcext:value-type="float">
            <text:p>254.73163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54.73163" calcext:value-type="float">
            <text:p>254.73163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6.91" calcext:value-type="float">
            <text:p>246.91</text:p>
          </table:table-cell>
          <table:table-cell office:value-type="float" office:value="112.62518" calcext:value-type="float">
            <text:p>112.62518</text:p>
          </table:table-cell>
        </table:table-row>
        <table:table-row table:style-name="ro1">
          <table:table-cell office:value-type="float" office:value="244.58464" calcext:value-type="float">
            <text:p>244.58464</text:p>
          </table:table-cell>
          <table:table-cell office:value-type="float" office:value="98.917511" calcext:value-type="float">
            <text:p>98.917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111.14326" calcext:value-type="float">
            <text:p>111.14326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111.14326" calcext:value-type="float">
            <text:p>111.14326</text:p>
          </table:table-cell>
        </table:table-row>
        <table:table-row table:style-name="ro1">
          <table:table-cell office:value-type="float" office:value="242.89348" calcext:value-type="float">
            <text:p>242.89348</text:p>
          </table:table-cell>
          <table:table-cell office:value-type="float" office:value="100.39942" calcext:value-type="float">
            <text:p>100.39942</text:p>
          </table:table-cell>
        </table:table-row>
        <table:table-row table:style-name="ro1">
          <table:table-cell office:value-type="float" office:value="251.3493" calcext:value-type="float">
            <text:p>251.3493</text:p>
          </table:table-cell>
          <table:table-cell office:value-type="float" office:value="96.694641" calcext:value-type="float">
            <text:p>96.694641</text:p>
          </table:table-cell>
        </table:table-row>
        <table:table-row table:style-name="ro1">
          <table:table-cell office:value-type="float" office:value="242.25929" calcext:value-type="float">
            <text:p>242.25929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2.25929" calcext:value-type="float">
            <text:p>242.25929</text:p>
          </table:table-cell>
          <table:table-cell office:value-type="float" office:value="113.36613" calcext:value-type="float">
            <text:p>113.36613</text:p>
          </table:table-cell>
        </table:table-row>
        <table:table-row table:style-name="ro1">
          <table:table-cell office:value-type="float" office:value="248.60117" calcext:value-type="float">
            <text:p>248.60117</text:p>
          </table:table-cell>
          <table:table-cell office:value-type="float" office:value="102.25181" calcext:value-type="float">
            <text:p>102.25181</text:p>
          </table:table-cell>
        </table:table-row>
        <table:table-row table:style-name="ro1">
          <table:table-cell office:value-type="float" office:value="229.99835" calcext:value-type="float">
            <text:p>229.99835</text:p>
          </table:table-cell>
          <table:table-cell office:value-type="float" office:value="89.655571" calcext:value-type="float">
            <text:p>89.655571</text:p>
          </table:table-cell>
        </table:table-row>
        <table:table-row table:style-name="ro1">
          <table:table-cell office:value-type="float" office:value="229.36417" calcext:value-type="float">
            <text:p>229.36417</text:p>
          </table:table-cell>
          <table:table-cell office:value-type="float" office:value="90.026047" calcext:value-type="float">
            <text:p>90.026047</text:p>
          </table:table-cell>
        </table:table-row>
        <table:table-row table:style-name="ro1">
          <table:table-cell office:value-type="float" office:value="231.26672" calcext:value-type="float">
            <text:p>231.26672</text:p>
          </table:table-cell>
          <table:table-cell office:value-type="float" office:value="75.206947" calcext:value-type="float">
            <text:p>75.206947</text:p>
          </table:table-cell>
        </table:table-row>
        <table:table-row table:style-name="ro1">
          <table:table-cell office:value-type="float" office:value="231.26672" calcext:value-type="float">
            <text:p>231.26672</text:p>
          </table:table-cell>
          <table:table-cell office:value-type="float" office:value="75.206947" calcext:value-type="float">
            <text:p>75.206947</text:p>
          </table:table-cell>
        </table:table-row>
        <table:table-row table:style-name="ro1">
          <table:table-cell office:value-type="float" office:value="238.45418" calcext:value-type="float">
            <text:p>238.45418</text:p>
          </table:table-cell>
          <table:table-cell office:value-type="float" office:value="80.023155" calcext:value-type="float">
            <text:p>80.023155</text:p>
          </table:table-cell>
        </table:table-row>
        <table:table-row table:style-name="ro1">
          <table:table-cell office:value-type="float" office:value="228.30719" calcext:value-type="float">
            <text:p>228.30719</text:p>
          </table:table-cell>
          <table:table-cell office:value-type="float" office:value="84.46888" calcext:value-type="float">
            <text:p>84.46888</text:p>
          </table:table-cell>
        </table:table-row>
        <table:table-row table:style-name="ro1">
          <table:table-cell office:value-type="float" office:value="218.58299" calcext:value-type="float">
            <text:p>218.58299</text:p>
          </table:table-cell>
          <table:table-cell office:value-type="float" office:value="83.357452" calcext:value-type="float">
            <text:p>83.357452</text:p>
          </table:table-cell>
        </table:table-row>
        <table:table-row table:style-name="ro1">
          <table:table-cell office:value-type="float" office:value="213.50951" calcext:value-type="float">
            <text:p>213.50951</text:p>
          </table:table-cell>
          <table:table-cell office:value-type="float" office:value="80.764107" calcext:value-type="float">
            <text:p>80.764107</text:p>
          </table:table-cell>
        </table:table-row>
        <table:table-row table:style-name="ro1">
          <table:table-cell office:value-type="float" office:value="213.50951" calcext:value-type="float">
            <text:p>213.50951</text:p>
          </table:table-cell>
          <table:table-cell office:value-type="float" office:value="80.764107" calcext:value-type="float">
            <text:p>80.764107</text:p>
          </table:table-cell>
        </table:table-row>
        <table:table-row table:style-name="ro1">
          <table:table-cell office:value-type="float" office:value="200.19159" calcext:value-type="float">
            <text:p>200.19159</text:p>
          </table:table-cell>
          <table:table-cell office:value-type="float" office:value="64.092621" calcext:value-type="float">
            <text:p>64.092621</text:p>
          </table:table-cell>
        </table:table-row>
        <table:table-row table:style-name="ro1">
          <table:table-cell office:value-type="float" office:value="188.14204" calcext:value-type="float">
            <text:p>188.14204</text:p>
          </table:table-cell>
          <table:table-cell office:value-type="float" office:value="76.318375" calcext:value-type="float">
            <text:p>76.318375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70.390739" calcext:value-type="float">
            <text:p>70.390739</text:p>
          </table:table-cell>
        </table:table-row>
        <table:table-row table:style-name="ro1">
          <table:table-cell office:value-type="float" office:value="185.81668" calcext:value-type="float">
            <text:p>185.81668</text:p>
          </table:table-cell>
          <table:table-cell office:value-type="float" office:value="70.390739" calcext:value-type="float">
            <text:p>70.390739</text:p>
          </table:table-cell>
        </table:table-row>
        <table:table-row table:style-name="ro1">
          <table:table-cell office:value-type="float" office:value="165.73412" calcext:value-type="float">
            <text:p>165.73412</text:p>
          </table:table-cell>
          <table:table-cell office:value-type="float" office:value="72.613602" calcext:value-type="float">
            <text:p>72.613602</text:p>
          </table:table-cell>
        </table:table-row>
        <table:table-row table:style-name="ro1">
          <table:table-cell office:value-type="float" office:value="173.13295" calcext:value-type="float">
            <text:p>173.13295</text:p>
          </table:table-cell>
          <table:table-cell office:value-type="float" office:value="59.276409" calcext:value-type="float">
            <text:p>59.276409</text:p>
          </table:table-cell>
        </table:table-row>
        <table:table-row table:style-name="ro1">
          <table:table-cell office:value-type="float" office:value="155.79852" calcext:value-type="float">
            <text:p>155.79852</text:p>
          </table:table-cell>
          <table:table-cell office:value-type="float" office:value="52.237335" calcext:value-type="float">
            <text:p>52.237335</text:p>
          </table:table-cell>
        </table:table-row>
        <table:table-row table:style-name="ro1">
          <table:table-cell office:value-type="float" office:value="150.93642" calcext:value-type="float">
            <text:p>150.93642</text:p>
          </table:table-cell>
          <table:table-cell office:value-type="float" office:value="57.794498" calcext:value-type="float">
            <text:p>57.794498</text:p>
          </table:table-cell>
        </table:table-row>
        <table:table-row table:style-name="ro1">
          <table:table-cell office:value-type="float" office:value="150.93642" calcext:value-type="float">
            <text:p>150.93642</text:p>
          </table:table-cell>
          <table:table-cell office:value-type="float" office:value="57.794498" calcext:value-type="float">
            <text:p>57.794498</text:p>
          </table:table-cell>
        </table:table-row>
        <table:table-row table:style-name="ro1">
          <table:table-cell office:value-type="float" office:value="144.59456" calcext:value-type="float">
            <text:p>144.59456</text:p>
          </table:table-cell>
          <table:table-cell office:value-type="float" office:value="45.198261" calcext:value-type="float">
            <text:p>45.198261</text:p>
          </table:table-cell>
        </table:table-row>
        <table:table-row table:style-name="ro1">
          <table:table-cell office:value-type="float" office:value="139.94385" calcext:value-type="float">
            <text:p>139.94385</text:p>
          </table:table-cell>
          <table:table-cell office:value-type="float" office:value="50.014469" calcext:value-type="float">
            <text:p>50.014469</text:p>
          </table:table-cell>
        </table:table-row>
        <table:table-row table:style-name="ro1">
          <table:table-cell office:value-type="float" office:value="128.52849" calcext:value-type="float">
            <text:p>128.52849</text:p>
          </table:table-cell>
          <table:table-cell office:value-type="float" office:value="48.532558" calcext:value-type="float">
            <text:p>48.532558</text:p>
          </table:table-cell>
        </table:table-row>
        <table:table-row table:style-name="ro1">
          <table:table-cell office:value-type="float" office:value="128.52849" calcext:value-type="float">
            <text:p>128.52849</text:p>
          </table:table-cell>
          <table:table-cell office:value-type="float" office:value="48.532558" calcext:value-type="float">
            <text:p>48.532558</text:p>
          </table:table-cell>
        </table:table-row>
        <table:table-row table:style-name="ro1">
          <table:table-cell office:value-type="float" office:value="125.78035" calcext:value-type="float">
            <text:p>125.78035</text:p>
          </table:table-cell>
          <table:table-cell office:value-type="float" office:value="42.604919" calcext:value-type="float">
            <text:p>42.604919</text:p>
          </table:table-cell>
        </table:table-row>
        <table:table-row table:style-name="ro1">
          <table:table-cell office:value-type="float" office:value="123.87779" calcext:value-type="float">
            <text:p>123.87779</text:p>
          </table:table-cell>
          <table:table-cell office:value-type="float" office:value="45.198261" calcext:value-type="float">
            <text:p>45.198261</text:p>
          </table:table-cell>
        </table:table-row>
        <table:table-row table:style-name="ro1">
          <table:table-cell office:value-type="float" office:value="114.15359" calcext:value-type="float">
            <text:p>114.15359</text:p>
          </table:table-cell>
          <table:table-cell office:value-type="float" office:value="41.123009" calcext:value-type="float">
            <text:p>41.123009</text:p>
          </table:table-cell>
        </table:table-row>
        <table:table-row table:style-name="ro1">
          <table:table-cell office:value-type="float" office:value="114.99918" calcext:value-type="float">
            <text:p>114.99918</text:p>
          </table:table-cell>
          <table:table-cell office:value-type="float" office:value="40.382053" calcext:value-type="float">
            <text:p>40.382053</text:p>
          </table:table-cell>
        </table:table-row>
        <table:table-row table:style-name="ro1">
          <table:table-cell office:value-type="float" office:value="114.99918" calcext:value-type="float">
            <text:p>114.99918</text:p>
          </table:table-cell>
          <table:table-cell office:value-type="float" office:value="40.382053" calcext:value-type="float">
            <text:p>40.382053</text:p>
          </table:table-cell>
        </table:table-row>
        <table:table-row table:style-name="ro1">
          <table:table-cell office:value-type="float" office:value="101.25847" calcext:value-type="float">
            <text:p>101.25847</text:p>
          </table:table-cell>
          <table:table-cell office:value-type="float" office:value="39.270622" calcext:value-type="float">
            <text:p>39.270622</text:p>
          </table:table-cell>
        </table:table-row>
        <table:table-row table:style-name="ro1">
          <table:table-cell office:value-type="float" office:value="102.73824" calcext:value-type="float">
            <text:p>102.73824</text:p>
          </table:table-cell>
          <table:table-cell office:value-type="float" office:value="37.047756" calcext:value-type="float">
            <text:p>37.047756</text:p>
          </table:table-cell>
        </table:table-row>
        <table:table-row table:style-name="ro1">
          <table:table-cell office:value-type="float" office:value="95.339394" calcext:value-type="float">
            <text:p>95.339394</text:p>
          </table:table-cell>
          <table:table-cell office:value-type="float" office:value="31.120115" calcext:value-type="float">
            <text:p>31.120115</text:p>
          </table:table-cell>
        </table:table-row>
        <table:table-row table:style-name="ro1">
          <table:table-cell office:value-type="float" office:value="95.339394" calcext:value-type="float">
            <text:p>95.339394</text:p>
          </table:table-cell>
          <table:table-cell office:value-type="float" office:value="31.120115" calcext:value-type="float">
            <text:p>31.120115</text:p>
          </table:table-cell>
        </table:table-row>
        <table:table-row table:style-name="ro1">
          <table:table-cell office:value-type="float" office:value="93.859619" calcext:value-type="float">
            <text:p>93.859619</text:p>
          </table:table-cell>
          <table:table-cell office:value-type="float" office:value="28.897249" calcext:value-type="float">
            <text:p>28.897249</text:p>
          </table:table-cell>
        </table:table-row>
        <table:table-row table:style-name="ro1">
          <table:table-cell office:value-type="float" office:value="80.964493" calcext:value-type="float">
            <text:p>80.964493</text:p>
          </table:table-cell>
          <table:table-cell office:value-type="float" office:value="32.231548" calcext:value-type="float">
            <text:p>32.231548</text:p>
          </table:table-cell>
        </table:table-row>
        <table:table-row table:style-name="ro1">
          <table:table-cell office:value-type="float" office:value="80.118912" calcext:value-type="float">
            <text:p>80.118912</text:p>
          </table:table-cell>
          <table:table-cell office:value-type="float" office:value="24.451519" calcext:value-type="float">
            <text:p>24.451519</text:p>
          </table:table-cell>
        </table:table-row>
        <table:table-row table:style-name="ro1">
          <table:table-cell office:value-type="float" office:value="84.135429" calcext:value-type="float">
            <text:p>84.135429</text:p>
          </table:table-cell>
          <table:table-cell office:value-type="float" office:value="22.969608" calcext:value-type="float">
            <text:p>22.969608</text:p>
          </table:table-cell>
        </table:table-row>
        <table:table-row table:style-name="ro1">
          <table:table-cell office:value-type="float" office:value="84.135429" calcext:value-type="float">
            <text:p>84.135429</text:p>
          </table:table-cell>
          <table:table-cell office:value-type="float" office:value="22.969608" calcext:value-type="float">
            <text:p>22.969608</text:p>
          </table:table-cell>
        </table:table-row>
        <table:table-row table:style-name="ro1">
          <table:table-cell office:value-type="float" office:value="74.834023" calcext:value-type="float">
            <text:p>74.834023</text:p>
          </table:table-cell>
          <table:table-cell office:value-type="float" office:value="27.415339" calcext:value-type="float">
            <text:p>27.415339</text:p>
          </table:table-cell>
        </table:table-row>
        <table:table-row table:style-name="ro1">
          <table:table-cell office:value-type="float" office:value="72.72007" calcext:value-type="float">
            <text:p>72.72007</text:p>
          </table:table-cell>
          <table:table-cell office:value-type="float" office:value="20.746742" calcext:value-type="float">
            <text:p>20.746742</text:p>
          </table:table-cell>
        </table:table-row>
        <table:table-row table:style-name="ro1">
          <table:table-cell office:value-type="float" office:value="65.744019" calcext:value-type="float">
            <text:p>65.744019</text:p>
          </table:table-cell>
          <table:table-cell office:value-type="float" office:value="20.005789" calcext:value-type="float">
            <text:p>20.005789</text:p>
          </table:table-cell>
        </table:table-row>
        <table:table-row table:style-name="ro1">
          <table:table-cell office:value-type="float" office:value="65.744019" calcext:value-type="float">
            <text:p>65.744019</text:p>
          </table:table-cell>
          <table:table-cell office:value-type="float" office:value="20.005789" calcext:value-type="float">
            <text:p>20.005789</text:p>
          </table:table-cell>
        </table:table-row>
        <table:table-row table:style-name="ro1">
          <table:table-cell office:value-type="float" office:value="57.922379" calcext:value-type="float">
            <text:p>57.922379</text:p>
          </table:table-cell>
          <table:table-cell office:value-type="float" office:value="18.523878" calcext:value-type="float">
            <text:p>18.523878</text:p>
          </table:table-cell>
        </table:table-row>
        <table:table-row table:style-name="ro1">
          <table:table-cell office:value-type="float" office:value="59.82494" calcext:value-type="float">
            <text:p>59.82494</text:p>
          </table:table-cell>
          <table:table-cell office:value-type="float" office:value="15.930535" calcext:value-type="float">
            <text:p>15.930535</text:p>
          </table:table-cell>
        </table:table-row>
        <table:table-row table:style-name="ro1">
          <table:table-cell office:value-type="float" office:value="60.24773" calcext:value-type="float">
            <text:p>60.24773</text:p>
          </table:table-cell>
          <table:table-cell office:value-type="float" office:value="17.412445" calcext:value-type="float">
            <text:p>17.412445</text:p>
          </table:table-cell>
        </table:table-row>
        <table:table-row table:style-name="ro1">
          <table:table-cell office:value-type="float" office:value="50.312141" calcext:value-type="float">
            <text:p>50.312141</text:p>
          </table:table-cell>
          <table:table-cell office:value-type="float" office:value="14.819102" calcext:value-type="float">
            <text:p>14.819102</text:p>
          </table:table-cell>
        </table:table-row>
        <table:table-row table:style-name="ro1">
          <table:table-cell office:value-type="float" office:value="50.312141" calcext:value-type="float">
            <text:p>50.312141</text:p>
          </table:table-cell>
          <table:table-cell office:value-type="float" office:value="14.819102" calcext:value-type="float">
            <text:p>14.819102</text:p>
          </table:table-cell>
        </table:table-row>
        <table:table-row table:style-name="ro1">
          <table:table-cell office:value-type="float" office:value="54.751446" calcext:value-type="float">
            <text:p>54.751446</text:p>
          </table:table-cell>
          <table:table-cell office:value-type="float" office:value="18.523878" calcext:value-type="float">
            <text:p>18.523878</text:p>
          </table:table-cell>
        </table:table-row>
        <table:table-row table:style-name="ro1">
          <table:table-cell office:value-type="float" office:value="49.677952" calcext:value-type="float">
            <text:p>49.677952</text:p>
          </table:table-cell>
          <table:table-cell office:value-type="float" office:value="9.6324167" calcext:value-type="float">
            <text:p>9.6324167</text:p>
          </table:table-cell>
        </table:table-row>
        <table:table-row table:style-name="ro1">
          <table:table-cell office:value-type="float" office:value="42.913296" calcext:value-type="float">
            <text:p>42.913296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42.913296" calcext:value-type="float">
            <text:p>42.913296</text:p>
          </table:table-cell>
          <table:table-cell office:value-type="float" office:value="10.743849" calcext:value-type="float">
            <text:p>10.743849</text:p>
          </table:table-cell>
        </table:table-row>
        <table:table-row table:style-name="ro1">
          <table:table-cell office:value-type="float" office:value="43.336086" calcext:value-type="float">
            <text:p>43.336086</text:p>
          </table:table-cell>
          <table:table-cell office:value-type="float" office:value="10.002894" calcext:value-type="float">
            <text:p>10.002894</text:p>
          </table:table-cell>
        </table:table-row>
        <table:table-row table:style-name="ro1">
          <table:table-cell office:value-type="float" office:value="40.587944" calcext:value-type="float">
            <text:p>40.587944</text:p>
          </table:table-cell>
          <table:table-cell office:value-type="float" office:value="10.373371" calcext:value-type="float">
            <text:p>10.373371</text:p>
          </table:table-cell>
        </table:table-row>
        <table:table-row table:style-name="ro1">
          <table:table-cell office:value-type="float" office:value="40.587944" calcext:value-type="float">
            <text:p>40.587944</text:p>
          </table:table-cell>
          <table:table-cell office:value-type="float" office:value="8.8914614" calcext:value-type="float">
            <text:p>8.8914614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8.473991" calcext:value-type="float">
            <text:p>38.473991</text:p>
          </table:table-cell>
          <table:table-cell office:value-type="float" office:value="8.5209837" calcext:value-type="float">
            <text:p>8.5209837</text:p>
          </table:table-cell>
        </table:table-row>
        <table:table-row table:style-name="ro1">
          <table:table-cell office:value-type="float" office:value="37.205616" calcext:value-type="float">
            <text:p>37.205616</text:p>
          </table:table-cell>
          <table:table-cell office:value-type="float" office:value="8.150506" calcext:value-type="float">
            <text:p>8.150506</text:p>
          </table:table-cell>
        </table:table-row>
        <table:table-row table:style-name="ro1">
          <table:table-cell office:value-type="float" office:value="31.075146" calcext:value-type="float">
            <text:p>31.075146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31.075146" calcext:value-type="float">
            <text:p>31.075146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28.538399" calcext:value-type="float">
            <text:p>28.538399</text:p>
          </table:table-cell>
          <table:table-cell office:value-type="float" office:value="4.4457307" calcext:value-type="float">
            <text:p>4.4457307</text:p>
          </table:table-cell>
        </table:table-row>
        <table:table-row table:style-name="ro1">
          <table:table-cell office:value-type="float" office:value="27.481421" calcext:value-type="float">
            <text:p>27.481421</text:p>
          </table:table-cell>
          <table:table-cell office:value-type="float" office:value="7.4095511" calcext:value-type="float">
            <text:p>7.4095511</text:p>
          </table:table-cell>
        </table:table-row>
        <table:table-row table:style-name="ro1">
          <table:table-cell office:value-type="float" office:value="27.692816" calcext:value-type="float">
            <text:p>27.692816</text:p>
          </table:table-cell>
          <table:table-cell office:value-type="float" office:value="2.5933428" calcext:value-type="float">
            <text:p>2.5933428</text:p>
          </table:table-cell>
        </table:table-row>
        <table:table-row table:style-name="ro1">
          <table:table-cell office:value-type="float" office:value="23.464905" calcext:value-type="float">
            <text:p>23.464905</text:p>
          </table:table-cell>
          <table:table-cell office:value-type="float" office:value="5.1866856" calcext:value-type="float">
            <text:p>5.1866856</text:p>
          </table:table-cell>
        </table:table-row>
        <table:table-row table:style-name="ro1">
          <table:table-cell office:value-type="float" office:value="23.464905" calcext:value-type="float">
            <text:p>23.464905</text:p>
          </table:table-cell>
          <table:table-cell office:value-type="float" office:value="5.1866856" calcext:value-type="float">
            <text:p>5.1866856</text:p>
          </table:table-cell>
        </table:table-row>
        <table:table-row table:style-name="ro1">
          <table:table-cell office:value-type="float" office:value="21.773741" calcext:value-type="float">
            <text:p>21.773741</text:p>
          </table:table-cell>
          <table:table-cell office:value-type="float" office:value="2.9638205" calcext:value-type="float">
            <text:p>2.9638205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5.5571632" calcext:value-type="float">
            <text:p>5.5571632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8.814203" calcext:value-type="float">
            <text:p>18.814203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20.505367" calcext:value-type="float">
            <text:p>20.505367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7.54583" calcext:value-type="float">
            <text:p>17.54583</text:p>
          </table:table-cell>
          <table:table-cell office:value-type="float" office:value="2.9638205" calcext:value-type="float">
            <text:p>2.9638205</text:p>
          </table:table-cell>
        </table:table-row>
        <table:table-row table:style-name="ro1">
          <table:table-cell office:value-type="float" office:value="15.64327" calcext:value-type="float">
            <text:p>15.64327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2.260942" calcext:value-type="float">
            <text:p>12.260942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2.260942" calcext:value-type="float">
            <text:p>12.260942</text:p>
          </table:table-cell>
          <table:table-cell office:value-type="float" office:value="3.7047756" calcext:value-type="float">
            <text:p>3.7047756</text:p>
          </table:table-cell>
        </table:table-row>
        <table:table-row table:style-name="ro1">
          <table:table-cell office:value-type="float" office:value="13.31792" calcext:value-type="float">
            <text:p>13.31792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3.952106" calcext:value-type="float">
            <text:p>13.952106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2.049546" calcext:value-type="float">
            <text:p>12.049546</text:p>
          </table:table-cell>
          <table:table-cell office:value-type="float" office:value="2.2228653" calcext:value-type="float">
            <text:p>2.2228653</text:p>
          </table:table-cell>
        </table:table-row>
        <table:table-row table:style-name="ro1">
          <table:table-cell office:value-type="float" office:value="12.049546" calcext:value-type="float">
            <text:p>12.049546</text:p>
          </table:table-cell>
          <table:table-cell office:value-type="float" office:value="2.2228653" calcext:value-type="float">
            <text:p>2.2228653</text:p>
          </table:table-cell>
        </table:table-row>
        <table:table-row table:style-name="ro1">
          <table:table-cell office:value-type="float" office:value="11.838151" calcext:value-type="float">
            <text:p>11.838151</text:p>
          </table:table-cell>
          <table:table-cell office:value-type="float" office:value="2.5933428" calcext:value-type="float">
            <text:p>2.5933428</text:p>
          </table:table-cell>
        </table:table-row>
        <table:table-row table:style-name="ro1">
          <table:table-cell office:value-type="float" office:value="10.146986" calcext:value-type="float">
            <text:p>10.146986</text:p>
          </table:table-cell>
          <table:table-cell office:value-type="float" office:value="3.3342981" calcext:value-type="float">
            <text:p>3.334298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301404" calcext:value-type="float">
            <text:p>9.30140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9.5127993" calcext:value-type="float">
            <text:p>9.5127993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5.9190755" calcext:value-type="float">
            <text:p>5.9190755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8.8786125" calcext:value-type="float">
            <text:p>8.878612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8.8786125" calcext:value-type="float">
            <text:p>8.878612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9.0900087" calcext:value-type="float">
            <text:p>9.090008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6.5532618" calcext:value-type="float">
            <text:p>6.5532618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5.9190755" calcext:value-type="float">
            <text:p>5.91907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5.073493" calcext:value-type="float">
            <text:p>5.07349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4.4393063" calcext:value-type="float">
            <text:p>4.43930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4.227911" calcext:value-type="float">
            <text:p>4.227911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4.227911" calcext:value-type="float">
            <text:p>4.227911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2.5367465" calcext:value-type="float">
            <text:p>2.536746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6911644" calcext:value-type="float">
            <text:p>1.6911644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8523878" calcext:value-type="float">
            <text:p>1.8523878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9025599" calcext:value-type="float">
            <text:p>1.902559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9025599" calcext:value-type="float">
            <text:p>1.902559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1.4797689" calcext:value-type="float">
            <text:p>1.4797689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2683733" calcext:value-type="float">
            <text:p>1.268373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4819102" calcext:value-type="float">
            <text:p>1.4819102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84558219" calcext:value-type="float">
            <text:p>0.8455821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1.0569777" calcext:value-type="float">
            <text:p>1.0569777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63418663" calcext:value-type="float">
            <text:p>0.63418663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1.1114327" calcext:value-type="float">
            <text:p>1.1114327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74095511" calcext:value-type="float">
            <text:p>0.74095511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42279109" calcext:value-type="float">
            <text:p>0.42279109</text:p>
          </table:table-cell>
          <table:table-cell office:value-type="float" office:value="0.37047756" calcext:value-type="float">
            <text:p>0.37047756</text:p>
          </table:table-cell>
        </table:table-row>
        <table:table-row table:style-name="ro1">
          <table:table-cell office:value-type="float" office:value="0.21139555" calcext:value-type="float">
            <text:p>0.21139555</text:p>
          </table:table-cell>
          <table:table-cell office:value-type="float" office:value="0.37047756" calcext:value-type="float">
            <text:p>0.37047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3-11-29T10:36:06.709918457</meta:creation-date>
    <dc:date>2013-11-29T14:19:56.055113210</dc:date>
    <dc:creator>rodrigo </dc:creator>
    <meta:editing-duration>PT4M35S</meta:editing-duration>
    <meta:editing-cycles>1</meta:editing-cycles>
    <meta:document-statistic meta:table-count="1" meta:cell-count="514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85cm" svg:height="9cm" xlink:href=".." xlink:type="simple" chart:class="chart:line" chart:column-mapping="0" chart:style-name="ch1">
        <chart:legend chart:legend-position="end" svg:x="23.015cm" svg:y="3.952cm" style:legend-expansion="high" chart:style-name="ch2"/>
        <chart:plot-area chart:style-name="ch3" table:cell-range-address="Sheet1.A1:Sheet1.B257" chart:data-source-has-labels="both" svg:x="0.973cm" svg:y="0.855cm" svg:width="20.996cm" svg:height="7.545cm">
          <chartooo:coordinate-region svg:x="2.107cm" svg:y="1.054cm" svg:width="19.862cm" svg:height="5.562cm"/>
          <chart:axis chart:dimension="x" chart:name="primary-x" chart:style-name="ch4" chartooo:axis-type="auto">
            <chartooo:date-scale/>
            <chart:categories table:cell-range-address="Sheet1.A2:Sheet1.A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57" chart:label-cell-address="Sheet1.A1:Sheet1.A1" chart:class="chart:line">
            <chart:data-point chart:repeated="256"/>
          </chart:series>
          <chart:series chart:style-name="ch7" chart:values-cell-range-address="Sheet1.B2:Sheet1.B257" chart:label-cell-address="Sheet1.B1:Sheet1.B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  <draw:g>
                  <svg:desc>Sheet1.A1:Sheet1.A1</svg:desc>
                </draw:g>
              </table:table-cell>
              <table:table-cell office:value-type="string">
                <text:p>Reg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.748142">
                <text:p/>
                <draw:g>
                  <svg:desc>Sheet1.A2:Sheet1.A257</svg:desc>
                </draw:g>
              </table:table-cell>
              <table:table-cell office:value-type="float" office:value="2.748142">
                <text:p>2.748142</text:p>
                <draw:g>
                  <svg:desc>Sheet1.A2:Sheet1.A257</svg:desc>
                </draw:g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</table:table-row>
            <table:table-row>
              <table:table-cell office:value-type="float" office:value="2.748142">
                <text:p/>
              </table:table-cell>
              <table:table-cell office:value-type="float" office:value="2.748142">
                <text:p>2.748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52106">
                <text:p>10</text:p>
              </table:table-cell>
              <table:table-cell office:value-type="float" office:value="13.952106">
                <text:p>13.95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88853">
                <text:p>20</text:p>
              </table:table-cell>
              <table:table-cell office:value-type="float" office:value="16.488853">
                <text:p>16.48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619324">
                <text:p>20</text:p>
              </table:table-cell>
              <table:table-cell office:value-type="float" office:value="22.619324">
                <text:p>22.619324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float" office:value="22.619324">
                <text:p>20</text:p>
              </table:table-cell>
              <table:table-cell office:value-type="float" office:value="22.619324">
                <text:p>22.619324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float" office:value="30.018167">
                <text:p>30</text:p>
              </table:table-cell>
              <table:table-cell office:value-type="float" office:value="30.018167">
                <text:p>30.018167</text:p>
              </table:table-cell>
              <table:table-cell office:value-type="float" office:value="39.641098">
                <text:p>39.641098</text:p>
              </table:table-cell>
            </table:table-row>
            <table:table-row>
              <table:table-cell office:value-type="float" office:value="45.027252">
                <text:p>50</text:p>
              </table:table-cell>
              <table:table-cell office:value-type="float" office:value="45.027252">
                <text:p>45.027252</text:p>
              </table:table-cell>
              <table:table-cell office:value-type="float" office:value="63.351662">
                <text:p>63.351662</text:p>
              </table:table-cell>
            </table:table-row>
            <table:table-row>
              <table:table-cell office:value-type="float" office:value="58.345169">
                <text:p>60</text:p>
              </table:table-cell>
              <table:table-cell office:value-type="float" office:value="58.345169">
                <text:p>58.345169</text:p>
              </table:table-cell>
              <table:table-cell office:value-type="float" office:value="81.134583">
                <text:p>81.134583</text:p>
              </table:table-cell>
            </table:table-row>
            <table:table-row>
              <table:table-cell office:value-type="float" office:value="61.727501">
                <text:p>60</text:p>
              </table:table-cell>
              <table:table-cell office:value-type="float" office:value="61.727501">
                <text:p>61.727501</text:p>
              </table:table-cell>
              <table:table-cell office:value-type="float" office:value="146.70911">
                <text:p>146.70911</text:p>
              </table:table-cell>
            </table:table-row>
            <table:table-row>
              <table:table-cell office:value-type="float" office:value="61.727501">
                <text:p>60</text:p>
              </table:table-cell>
              <table:table-cell office:value-type="float" office:value="61.727501">
                <text:p>61.727501</text:p>
              </table:table-cell>
              <table:table-cell office:value-type="float" office:value="146.70911">
                <text:p>146.70911</text:p>
              </table:table-cell>
            </table:table-row>
            <table:table-row>
              <table:table-cell office:value-type="float" office:value="76.313789">
                <text:p>80</text:p>
              </table:table-cell>
              <table:table-cell office:value-type="float" office:value="76.313789">
                <text:p>76.313789</text:p>
              </table:table-cell>
              <table:table-cell office:value-type="float" office:value="194.50072">
                <text:p>194.50072</text:p>
              </table:table-cell>
            </table:table-row>
            <table:table-row>
              <table:table-cell office:value-type="float" office:value="77.582169">
                <text:p>80</text:p>
              </table:table-cell>
              <table:table-cell office:value-type="float" office:value="77.582169">
                <text:p>77.582169</text:p>
              </table:table-cell>
              <table:table-cell office:value-type="float" office:value="225.25035">
                <text:p>225.25035</text:p>
              </table:table-cell>
            </table:table-row>
            <table:table-row>
              <table:table-cell office:value-type="float" office:value="90.68869">
                <text:p>90</text:p>
              </table:table-cell>
              <table:table-cell office:value-type="float" office:value="90.68869">
                <text:p>90.68869</text:p>
              </table:table-cell>
              <table:table-cell office:value-type="float" office:value="233.03038">
                <text:p>233.03038</text:p>
              </table:table-cell>
            </table:table-row>
            <table:table-row>
              <table:table-cell office:value-type="float" office:value="90.68869">
                <text:p>90</text:p>
              </table:table-cell>
              <table:table-cell office:value-type="float" office:value="90.68869">
                <text:p>90.68869</text:p>
              </table:table-cell>
              <table:table-cell office:value-type="float" office:value="233.03038">
                <text:p>233.03038</text:p>
              </table:table-cell>
            </table:table-row>
            <table:table-row>
              <table:table-cell office:value-type="float" office:value="96.607765">
                <text:p>100</text:p>
              </table:table-cell>
              <table:table-cell office:value-type="float" office:value="96.607765">
                <text:p>96.607765</text:p>
              </table:table-cell>
              <table:table-cell office:value-type="float" office:value="248.21997">
                <text:p>248.21997</text:p>
              </table:table-cell>
            </table:table-row>
            <table:table-row>
              <table:table-cell office:value-type="float" office:value="107.81173">
                <text:p>110</text:p>
              </table:table-cell>
              <table:table-cell office:value-type="float" office:value="107.81173">
                <text:p>107.81173</text:p>
              </table:table-cell>
              <table:table-cell office:value-type="float" office:value="255.99998">
                <text:p>255.99998</text:p>
              </table:table-cell>
            </table:table-row>
            <table:table-row>
              <table:table-cell office:value-type="float" office:value="105.48638">
                <text:p>110</text:p>
              </table:table-cell>
              <table:table-cell office:value-type="float" office:value="105.48638">
                <text:p>105.48638</text:p>
              </table:table-cell>
              <table:table-cell office:value-type="float" office:value="237.10564">
                <text:p>237.10564</text:p>
              </table:table-cell>
            </table:table-row>
            <table:table-row>
              <table:table-cell office:value-type="float" office:value="106.75475">
                <text:p>110</text:p>
              </table:table-cell>
              <table:table-cell office:value-type="float" office:value="106.75475">
                <text:p>106.75475</text:p>
              </table:table-cell>
              <table:table-cell office:value-type="float" office:value="227.47322">
                <text:p>227.47322</text:p>
              </table:table-cell>
            </table:table-row>
            <table:table-row>
              <table:table-cell office:value-type="float" office:value="106.75475">
                <text:p>110</text:p>
              </table:table-cell>
              <table:table-cell office:value-type="float" office:value="106.75475">
                <text:p>106.75475</text:p>
              </table:table-cell>
              <table:table-cell office:value-type="float" office:value="227.47322">
                <text:p>227.47322</text:p>
              </table:table-cell>
            </table:table-row>
            <table:table-row>
              <table:table-cell office:value-type="float" office:value="109.71429">
                <text:p>110</text:p>
              </table:table-cell>
              <table:table-cell office:value-type="float" office:value="109.71429">
                <text:p>109.71429</text:p>
              </table:table-cell>
              <table:table-cell office:value-type="float" office:value="216.72937">
                <text:p>216.72937</text:p>
              </table:table-cell>
            </table:table-row>
            <table:table-row>
              <table:table-cell office:value-type="float" office:value="115.63336">
                <text:p>120</text:p>
              </table:table-cell>
              <table:table-cell office:value-type="float" office:value="115.63336">
                <text:p>115.63336</text:p>
              </table:table-cell>
              <table:table-cell office:value-type="float" office:value="190.42546">
                <text:p>190.42546</text:p>
              </table:table-cell>
            </table:table-row>
            <table:table-row>
              <table:table-cell office:value-type="float" office:value="115.42197">
                <text:p>120</text:p>
              </table:table-cell>
              <table:table-cell office:value-type="float" office:value="115.42197">
                <text:p>115.42197</text:p>
              </table:table-cell>
              <table:table-cell office:value-type="float" office:value="163.75108">
                <text:p>163.75108</text:p>
              </table:table-cell>
            </table:table-row>
            <table:table-row>
              <table:table-cell office:value-type="float" office:value="115.42197">
                <text:p>120</text:p>
              </table:table-cell>
              <table:table-cell office:value-type="float" office:value="115.42197">
                <text:p>115.42197</text:p>
              </table:table-cell>
              <table:table-cell office:value-type="float" office:value="163.75108">
                <text:p>163.75108</text:p>
              </table:table-cell>
            </table:table-row>
            <table:table-row>
              <table:table-cell office:value-type="float" office:value="119.22709">
                <text:p>120</text:p>
              </table:table-cell>
              <table:table-cell office:value-type="float" office:value="119.22709">
                <text:p>119.22709</text:p>
              </table:table-cell>
              <table:table-cell office:value-type="float" office:value="154.48914">
                <text:p>154.48914</text:p>
              </table:table-cell>
            </table:table-row>
            <table:table-row>
              <table:table-cell office:value-type="float" office:value="116.90174">
                <text:p>120</text:p>
              </table:table-cell>
              <table:table-cell office:value-type="float" office:value="116.90174">
                <text:p>116.90174</text:p>
              </table:table-cell>
              <table:table-cell office:value-type="float" office:value="148.93198">
                <text:p>148.93198</text:p>
              </table:table-cell>
            </table:table-row>
            <table:table-row>
              <table:table-cell office:value-type="float" office:value="133.60199">
                <text:p>130</text:p>
              </table:table-cell>
              <table:table-cell office:value-type="float" office:value="133.60199">
                <text:p>133.60199</text:p>
              </table:table-cell>
              <table:table-cell office:value-type="float" office:value="123.7395">
                <text:p>123.7395</text:p>
              </table:table-cell>
            </table:table-row>
            <table:table-row>
              <table:table-cell office:value-type="float" office:value="130.43105">
                <text:p>130</text:p>
              </table:table-cell>
              <table:table-cell office:value-type="float" office:value="130.43105">
                <text:p>130.43105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float" office:value="130.43105">
                <text:p>130</text:p>
              </table:table-cell>
              <table:table-cell office:value-type="float" office:value="130.43105">
                <text:p>130.43105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float" office:value="141.21222">
                <text:p>140</text:p>
              </table:table-cell>
              <table:table-cell office:value-type="float" office:value="141.21222">
                <text:p>141.21222</text:p>
              </table:table-cell>
              <table:table-cell office:value-type="float" office:value="125.96237">
                <text:p>125.96237</text:p>
              </table:table-cell>
            </table:table-row>
            <table:table-row>
              <table:table-cell office:value-type="float" office:value="141.21222">
                <text:p>140</text:p>
              </table:table-cell>
              <table:table-cell office:value-type="float" office:value="141.21222">
                <text:p>141.21222</text:p>
              </table:table-cell>
              <table:table-cell office:value-type="float" office:value="124.10999">
                <text:p>124.10999</text:p>
              </table:table-cell>
            </table:table-row>
            <table:table-row>
              <table:table-cell office:value-type="float" office:value="139.73245">
                <text:p>140</text:p>
              </table:table-cell>
              <table:table-cell office:value-type="float" office:value="139.73245">
                <text:p>139.73245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float" office:value="139.73245">
                <text:p>140</text:p>
              </table:table-cell>
              <table:table-cell office:value-type="float" office:value="139.73245">
                <text:p>139.73245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float" office:value="148.61107">
                <text:p>150</text:p>
              </table:table-cell>
              <table:table-cell office:value-type="float" office:value="148.61107">
                <text:p>148.61107</text:p>
              </table:table-cell>
              <table:table-cell office:value-type="float" office:value="128.55571">
                <text:p>128.55571</text:p>
              </table:table-cell>
            </table:table-row>
            <table:table-row>
              <table:table-cell office:value-type="float" office:value="155.37573">
                <text:p>160</text:p>
              </table:table-cell>
              <table:table-cell office:value-type="float" office:value="155.37573">
                <text:p>155.37573</text:p>
              </table:table-cell>
              <table:table-cell office:value-type="float" office:value="114.47756">
                <text:p>114.47756</text:p>
              </table:table-cell>
            </table:table-row>
            <table:table-row>
              <table:table-cell office:value-type="float" office:value="161.2948">
                <text:p>160</text:p>
              </table:table-cell>
              <table:table-cell office:value-type="float" office:value="161.2948">
                <text:p>161.2948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float" office:value="171.019">
                <text:p>170</text:p>
              </table:table-cell>
              <table:table-cell office:value-type="float" office:value="171.019">
                <text:p>171.019</text:p>
              </table:table-cell>
              <table:table-cell office:value-type="float" office:value="101.14037">
                <text:p>101.14037</text:p>
              </table:table-cell>
            </table:table-row>
            <table:table-row>
              <table:table-cell office:value-type="float" office:value="171.019">
                <text:p>170</text:p>
              </table:table-cell>
              <table:table-cell office:value-type="float" office:value="171.019">
                <text:p>171.019</text:p>
              </table:table-cell>
              <table:table-cell office:value-type="float" office:value="101.14037">
                <text:p>101.14037</text:p>
              </table:table-cell>
            </table:table-row>
            <table:table-row>
              <table:table-cell office:value-type="float" office:value="182.64575">
                <text:p>180</text:p>
              </table:table-cell>
              <table:table-cell office:value-type="float" office:value="182.64575">
                <text:p>182.64575</text:p>
              </table:table-cell>
              <table:table-cell office:value-type="float" office:value="101.88132">
                <text:p>101.88132</text:p>
              </table:table-cell>
            </table:table-row>
            <table:table-row>
              <table:table-cell office:value-type="float" office:value="178.20645">
                <text:p>180</text:p>
              </table:table-cell>
              <table:table-cell office:value-type="float" office:value="178.20645">
                <text:p>178.20645</text:p>
              </table:table-cell>
              <table:table-cell office:value-type="float" office:value="99.658463">
                <text:p>99.658463</text:p>
              </table:table-cell>
            </table:table-row>
            <table:table-row>
              <table:table-cell office:value-type="float" office:value="191.73576">
                <text:p>190</text:p>
              </table:table-cell>
              <table:table-cell office:value-type="float" office:value="191.73576">
                <text:p>191.73576</text:p>
              </table:table-cell>
              <table:table-cell office:value-type="float" office:value="107.06802">
                <text:p>107.06802</text:p>
              </table:table-cell>
            </table:table-row>
            <table:table-row>
              <table:table-cell office:value-type="float" office:value="191.73576">
                <text:p>190</text:p>
              </table:table-cell>
              <table:table-cell office:value-type="float" office:value="191.73576">
                <text:p>191.73576</text:p>
              </table:table-cell>
              <table:table-cell office:value-type="float" office:value="107.06802">
                <text:p>107.06802</text:p>
              </table:table-cell>
            </table:table-row>
            <table:table-row>
              <table:table-cell office:value-type="float" office:value="189.19902">
                <text:p>190</text:p>
              </table:table-cell>
              <table:table-cell office:value-type="float" office:value="189.19902">
                <text:p>189.19902</text:p>
              </table:table-cell>
              <table:table-cell office:value-type="float" office:value="100.02894">
                <text:p>100.02894</text:p>
              </table:table-cell>
            </table:table-row>
            <table:table-row>
              <table:table-cell office:value-type="float" office:value="185.81668">
                <text:p>190</text:p>
              </table:table-cell>
              <table:table-cell office:value-type="float" office:value="185.81668">
                <text:p>185.81668</text:p>
              </table:table-cell>
              <table:table-cell office:value-type="float" office:value="101.88132">
                <text:p>101.88132</text:p>
              </table:table-cell>
            </table:table-row>
            <table:table-row>
              <table:table-cell office:value-type="float" office:value="195.96367">
                <text:p>200</text:p>
              </table:table-cell>
              <table:table-cell office:value-type="float" office:value="195.96367">
                <text:p>195.96367</text:p>
              </table:table-cell>
              <table:table-cell office:value-type="float" office:value="104.47467">
                <text:p>104.47467</text:p>
              </table:table-cell>
            </table:table-row>
            <table:table-row>
              <table:table-cell office:value-type="float" office:value="197.02065">
                <text:p>200</text:p>
              </table:table-cell>
              <table:table-cell office:value-type="float" office:value="197.02065">
                <text:p>197.02065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float" office:value="197.02065">
                <text:p>200</text:p>
              </table:table-cell>
              <table:table-cell office:value-type="float" office:value="197.02065">
                <text:p>197.02065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float" office:value="194.27251">
                <text:p>190</text:p>
              </table:table-cell>
              <table:table-cell office:value-type="float" office:value="194.27251">
                <text:p>194.27251</text:p>
              </table:table-cell>
              <table:table-cell office:value-type="float" office:value="97.806076">
                <text:p>97.806076</text:p>
              </table:table-cell>
            </table:table-row>
            <table:table-row>
              <table:table-cell office:value-type="float" office:value="200.19159">
                <text:p>200</text:p>
              </table:table-cell>
              <table:table-cell office:value-type="float" office:value="200.19159">
                <text:p>200.19159</text:p>
              </table:table-cell>
              <table:table-cell office:value-type="float" office:value="107.43849">
                <text:p>107.43849</text:p>
              </table:table-cell>
            </table:table-row>
            <table:table-row>
              <table:table-cell office:value-type="float" office:value="197.65483">
                <text:p>200</text:p>
              </table:table-cell>
              <table:table-cell office:value-type="float" office:value="197.65483">
                <text:p>197.65483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float" office:value="197.65483">
                <text:p>200</text:p>
              </table:table-cell>
              <table:table-cell office:value-type="float" office:value="197.65483">
                <text:p>197.65483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float" office:value="214.77788">
                <text:p>210</text:p>
              </table:table-cell>
              <table:table-cell office:value-type="float" office:value="214.77788">
                <text:p>214.77788</text:p>
              </table:table-cell>
              <table:table-cell office:value-type="float" office:value="103.73372">
                <text:p>103.73372</text:p>
              </table:table-cell>
            </table:table-row>
            <table:table-row>
              <table:table-cell office:value-type="float" office:value="205.26508">
                <text:p>210</text:p>
              </table:table-cell>
              <table:table-cell office:value-type="float" office:value="205.26508">
                <text:p>205.26508</text:p>
              </table:table-cell>
              <table:table-cell office:value-type="float" office:value="102.62228">
                <text:p>102.62228</text:p>
              </table:table-cell>
            </table:table-row>
            <table:table-row>
              <table:table-cell office:value-type="float" office:value="221.75392">
                <text:p>220</text:p>
              </table:table-cell>
              <table:table-cell office:value-type="float" office:value="221.75392">
                <text:p>221.75392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float" office:value="212.02974">
                <text:p>210</text:p>
              </table:table-cell>
              <table:table-cell office:value-type="float" office:value="212.02974">
                <text:p>212.02974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float" office:value="212.02974">
                <text:p>210</text:p>
              </table:table-cell>
              <table:table-cell office:value-type="float" office:value="212.02974">
                <text:p>212.02974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float" office:value="226.19324">
                <text:p>230</text:p>
              </table:table-cell>
              <table:table-cell office:value-type="float" office:value="226.19324">
                <text:p>226.19324</text:p>
              </table:table-cell>
              <table:table-cell office:value-type="float" office:value="115.21852">
                <text:p>115.21852</text:p>
              </table:table-cell>
            </table:table-row>
            <table:table-row>
              <table:table-cell office:value-type="float" office:value="227.03882">
                <text:p>230</text:p>
              </table:table-cell>
              <table:table-cell office:value-type="float" office:value="227.03882">
                <text:p>227.03882</text:p>
              </table:table-cell>
              <table:table-cell office:value-type="float" office:value="110.03184">
                <text:p>110.03184</text:p>
              </table:table-cell>
            </table:table-row>
            <table:table-row>
              <table:table-cell office:value-type="float" office:value="223.86789">
                <text:p>220</text:p>
              </table:table-cell>
              <table:table-cell office:value-type="float" office:value="223.86789">
                <text:p>223.86789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float" office:value="223.86789">
                <text:p>220</text:p>
              </table:table-cell>
              <table:table-cell office:value-type="float" office:value="223.86789">
                <text:p>223.86789</text:p>
              </table:table-cell>
              <table:table-cell office:value-type="float" office:value="108.9204">
                <text:p>108.9204</text:p>
              </table:table-cell>
            </table:table-row>
            <table:table-row>
              <table:table-cell office:value-type="float" office:value="234.01488">
                <text:p>230</text:p>
              </table:table-cell>
              <table:table-cell office:value-type="float" office:value="234.01488">
                <text:p>234.01488</text:p>
              </table:table-cell>
              <table:table-cell office:value-type="float" office:value="106.69754">
                <text:p>106.69754</text:p>
              </table:table-cell>
            </table:table-row>
            <table:table-row>
              <table:table-cell office:value-type="float" office:value="219.63997">
                <text:p>220</text:p>
              </table:table-cell>
              <table:table-cell office:value-type="float" office:value="219.63997">
                <text:p>219.63997</text:p>
              </table:table-cell>
              <table:table-cell office:value-type="float" office:value="109.66135">
                <text:p>109.66135</text:p>
              </table:table-cell>
            </table:table-row>
            <table:table-row>
              <table:table-cell office:value-type="float" office:value="219.85136">
                <text:p>220</text:p>
              </table:table-cell>
              <table:table-cell office:value-type="float" office:value="219.85136">
                <text:p>219.85136</text:p>
              </table:table-cell>
              <table:table-cell office:value-type="float" office:value="100.7699">
                <text:p>100.7699</text:p>
              </table:table-cell>
            </table:table-row>
            <table:table-row>
              <table:table-cell office:value-type="float" office:value="246.48721">
                <text:p>250</text:p>
              </table:table-cell>
              <table:table-cell office:value-type="float" office:value="246.48721">
                <text:p>246.48721</text:p>
              </table:table-cell>
              <table:table-cell office:value-type="float" office:value="116.70043">
                <text:p>116.70043</text:p>
              </table:table-cell>
            </table:table-row>
            <table:table-row>
              <table:table-cell office:value-type="float" office:value="246.48721">
                <text:p>250</text:p>
              </table:table-cell>
              <table:table-cell office:value-type="float" office:value="246.48721">
                <text:p>246.48721</text:p>
              </table:table-cell>
              <table:table-cell office:value-type="float" office:value="116.70043">
                <text:p>116.70043</text:p>
              </table:table-cell>
            </table:table-row>
            <table:table-row>
              <table:table-cell office:value-type="float" office:value="244.58464">
                <text:p>240</text:p>
              </table:table-cell>
              <table:table-cell office:value-type="float" office:value="244.58464">
                <text:p>244.58464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float" office:value="250.71512">
                <text:p>250</text:p>
              </table:table-cell>
              <table:table-cell office:value-type="float" office:value="250.71512">
                <text:p>250.71512</text:p>
              </table:table-cell>
              <table:table-cell office:value-type="float" office:value="111.88422">
                <text:p>111.88422</text:p>
              </table:table-cell>
            </table:table-row>
            <table:table-row>
              <table:table-cell office:value-type="float" office:value="254.73163">
                <text:p>250</text:p>
              </table:table-cell>
              <table:table-cell office:value-type="float" office:value="254.73163">
                <text:p>254.73163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float" office:value="254.73163">
                <text:p>250</text:p>
              </table:table-cell>
              <table:table-cell office:value-type="float" office:value="254.73163">
                <text:p>254.73163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float" office:value="246.91">
                <text:p>250</text:p>
              </table:table-cell>
              <table:table-cell office:value-type="float" office:value="246.91">
                <text:p>246.91</text:p>
              </table:table-cell>
              <table:table-cell office:value-type="float" office:value="112.62518">
                <text:p>112.62518</text:p>
              </table:table-cell>
            </table:table-row>
            <table:table-row>
              <table:table-cell office:value-type="float" office:value="244.58464">
                <text:p>240</text:p>
              </table:table-cell>
              <table:table-cell office:value-type="float" office:value="244.58464">
                <text:p>244.58464</text:p>
              </table:table-cell>
              <table:table-cell office:value-type="float" office:value="98.917511">
                <text:p>98.9175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float" office:value="251.3493">
                <text:p>250</text:p>
              </table:table-cell>
              <table:table-cell office:value-type="float" office:value="251.3493">
                <text:p>251.3493</text:p>
              </table:table-cell>
              <table:table-cell office:value-type="float" office:value="111.14326">
                <text:p>111.14326</text:p>
              </table:table-cell>
            </table:table-row>
            <table:table-row>
              <table:table-cell office:value-type="float" office:value="251.3493">
                <text:p>250</text:p>
              </table:table-cell>
              <table:table-cell office:value-type="float" office:value="251.3493">
                <text:p>251.3493</text:p>
              </table:table-cell>
              <table:table-cell office:value-type="float" office:value="111.14326">
                <text:p>111.14326</text:p>
              </table:table-cell>
            </table:table-row>
            <table:table-row>
              <table:table-cell office:value-type="float" office:value="242.89348">
                <text:p>240</text:p>
              </table:table-cell>
              <table:table-cell office:value-type="float" office:value="242.89348">
                <text:p>242.89348</text:p>
              </table:table-cell>
              <table:table-cell office:value-type="float" office:value="100.39942">
                <text:p>100.39942</text:p>
              </table:table-cell>
            </table:table-row>
            <table:table-row>
              <table:table-cell office:value-type="float" office:value="251.3493">
                <text:p>250</text:p>
              </table:table-cell>
              <table:table-cell office:value-type="float" office:value="251.3493">
                <text:p>251.3493</text:p>
              </table:table-cell>
              <table:table-cell office:value-type="float" office:value="96.694641">
                <text:p>96.694641</text:p>
              </table:table-cell>
            </table:table-row>
            <table:table-row>
              <table:table-cell office:value-type="float" office:value="242.25929">
                <text:p>240</text:p>
              </table:table-cell>
              <table:table-cell office:value-type="float" office:value="242.25929">
                <text:p>242.25929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float" office:value="242.25929">
                <text:p>240</text:p>
              </table:table-cell>
              <table:table-cell office:value-type="float" office:value="242.25929">
                <text:p>242.25929</text:p>
              </table:table-cell>
              <table:table-cell office:value-type="float" office:value="113.36613">
                <text:p>113.36613</text:p>
              </table:table-cell>
            </table:table-row>
            <table:table-row>
              <table:table-cell office:value-type="float" office:value="248.60117">
                <text:p>250</text:p>
              </table:table-cell>
              <table:table-cell office:value-type="float" office:value="248.60117">
                <text:p>248.60117</text:p>
              </table:table-cell>
              <table:table-cell office:value-type="float" office:value="102.25181">
                <text:p>102.25181</text:p>
              </table:table-cell>
            </table:table-row>
            <table:table-row>
              <table:table-cell office:value-type="float" office:value="229.99835">
                <text:p>230</text:p>
              </table:table-cell>
              <table:table-cell office:value-type="float" office:value="229.99835">
                <text:p>229.99835</text:p>
              </table:table-cell>
              <table:table-cell office:value-type="float" office:value="89.655571">
                <text:p>89.655571</text:p>
              </table:table-cell>
            </table:table-row>
            <table:table-row>
              <table:table-cell office:value-type="float" office:value="229.36417">
                <text:p>230</text:p>
              </table:table-cell>
              <table:table-cell office:value-type="float" office:value="229.36417">
                <text:p>229.36417</text:p>
              </table:table-cell>
              <table:table-cell office:value-type="float" office:value="90.026047">
                <text:p>90.026047</text:p>
              </table:table-cell>
            </table:table-row>
            <table:table-row>
              <table:table-cell office:value-type="float" office:value="231.26672">
                <text:p>230</text:p>
              </table:table-cell>
              <table:table-cell office:value-type="float" office:value="231.26672">
                <text:p>231.26672</text:p>
              </table:table-cell>
              <table:table-cell office:value-type="float" office:value="75.206947">
                <text:p>75.206947</text:p>
              </table:table-cell>
            </table:table-row>
            <table:table-row>
              <table:table-cell office:value-type="float" office:value="231.26672">
                <text:p>230</text:p>
              </table:table-cell>
              <table:table-cell office:value-type="float" office:value="231.26672">
                <text:p>231.26672</text:p>
              </table:table-cell>
              <table:table-cell office:value-type="float" office:value="75.206947">
                <text:p>75.206947</text:p>
              </table:table-cell>
            </table:table-row>
            <table:table-row>
              <table:table-cell office:value-type="float" office:value="238.45418">
                <text:p>240</text:p>
              </table:table-cell>
              <table:table-cell office:value-type="float" office:value="238.45418">
                <text:p>238.45418</text:p>
              </table:table-cell>
              <table:table-cell office:value-type="float" office:value="80.023155">
                <text:p>80.023155</text:p>
              </table:table-cell>
            </table:table-row>
            <table:table-row>
              <table:table-cell office:value-type="float" office:value="228.30719">
                <text:p>230</text:p>
              </table:table-cell>
              <table:table-cell office:value-type="float" office:value="228.30719">
                <text:p>228.30719</text:p>
              </table:table-cell>
              <table:table-cell office:value-type="float" office:value="84.46888">
                <text:p>84.46888</text:p>
              </table:table-cell>
            </table:table-row>
            <table:table-row>
              <table:table-cell office:value-type="float" office:value="218.58299">
                <text:p>220</text:p>
              </table:table-cell>
              <table:table-cell office:value-type="float" office:value="218.58299">
                <text:p>218.58299</text:p>
              </table:table-cell>
              <table:table-cell office:value-type="float" office:value="83.357452">
                <text:p>83.357452</text:p>
              </table:table-cell>
            </table:table-row>
            <table:table-row>
              <table:table-cell office:value-type="float" office:value="213.50951">
                <text:p>210</text:p>
              </table:table-cell>
              <table:table-cell office:value-type="float" office:value="213.50951">
                <text:p>213.50951</text:p>
              </table:table-cell>
              <table:table-cell office:value-type="float" office:value="80.764107">
                <text:p>80.764107</text:p>
              </table:table-cell>
            </table:table-row>
            <table:table-row>
              <table:table-cell office:value-type="float" office:value="213.50951">
                <text:p>210</text:p>
              </table:table-cell>
              <table:table-cell office:value-type="float" office:value="213.50951">
                <text:p>213.50951</text:p>
              </table:table-cell>
              <table:table-cell office:value-type="float" office:value="80.764107">
                <text:p>80.764107</text:p>
              </table:table-cell>
            </table:table-row>
            <table:table-row>
              <table:table-cell office:value-type="float" office:value="200.19159">
                <text:p>200</text:p>
              </table:table-cell>
              <table:table-cell office:value-type="float" office:value="200.19159">
                <text:p>200.19159</text:p>
              </table:table-cell>
              <table:table-cell office:value-type="float" office:value="64.092621">
                <text:p>64.092621</text:p>
              </table:table-cell>
            </table:table-row>
            <table:table-row>
              <table:table-cell office:value-type="float" office:value="188.14204">
                <text:p>190</text:p>
              </table:table-cell>
              <table:table-cell office:value-type="float" office:value="188.14204">
                <text:p>188.14204</text:p>
              </table:table-cell>
              <table:table-cell office:value-type="float" office:value="76.318375">
                <text:p>76.318375</text:p>
              </table:table-cell>
            </table:table-row>
            <table:table-row>
              <table:table-cell office:value-type="float" office:value="185.81668">
                <text:p>190</text:p>
              </table:table-cell>
              <table:table-cell office:value-type="float" office:value="185.81668">
                <text:p>185.81668</text:p>
              </table:table-cell>
              <table:table-cell office:value-type="float" office:value="70.390739">
                <text:p>70.390739</text:p>
              </table:table-cell>
            </table:table-row>
            <table:table-row>
              <table:table-cell office:value-type="float" office:value="185.81668">
                <text:p>190</text:p>
              </table:table-cell>
              <table:table-cell office:value-type="float" office:value="185.81668">
                <text:p>185.81668</text:p>
              </table:table-cell>
              <table:table-cell office:value-type="float" office:value="70.390739">
                <text:p>70.390739</text:p>
              </table:table-cell>
            </table:table-row>
            <table:table-row>
              <table:table-cell office:value-type="float" office:value="165.73412">
                <text:p>170</text:p>
              </table:table-cell>
              <table:table-cell office:value-type="float" office:value="165.73412">
                <text:p>165.73412</text:p>
              </table:table-cell>
              <table:table-cell office:value-type="float" office:value="72.613602">
                <text:p>72.613602</text:p>
              </table:table-cell>
            </table:table-row>
            <table:table-row>
              <table:table-cell office:value-type="float" office:value="173.13295">
                <text:p>170</text:p>
              </table:table-cell>
              <table:table-cell office:value-type="float" office:value="173.13295">
                <text:p>173.13295</text:p>
              </table:table-cell>
              <table:table-cell office:value-type="float" office:value="59.276409">
                <text:p>59.276409</text:p>
              </table:table-cell>
            </table:table-row>
            <table:table-row>
              <table:table-cell office:value-type="float" office:value="155.79852">
                <text:p>160</text:p>
              </table:table-cell>
              <table:table-cell office:value-type="float" office:value="155.79852">
                <text:p>155.79852</text:p>
              </table:table-cell>
              <table:table-cell office:value-type="float" office:value="52.237335">
                <text:p>52.237335</text:p>
              </table:table-cell>
            </table:table-row>
            <table:table-row>
              <table:table-cell office:value-type="float" office:value="150.93642">
                <text:p>150</text:p>
              </table:table-cell>
              <table:table-cell office:value-type="float" office:value="150.93642">
                <text:p>150.93642</text:p>
              </table:table-cell>
              <table:table-cell office:value-type="float" office:value="57.794498">
                <text:p>57.794498</text:p>
              </table:table-cell>
            </table:table-row>
            <table:table-row>
              <table:table-cell office:value-type="float" office:value="150.93642">
                <text:p>150</text:p>
              </table:table-cell>
              <table:table-cell office:value-type="float" office:value="150.93642">
                <text:p>150.93642</text:p>
              </table:table-cell>
              <table:table-cell office:value-type="float" office:value="57.794498">
                <text:p>57.794498</text:p>
              </table:table-cell>
            </table:table-row>
            <table:table-row>
              <table:table-cell office:value-type="float" office:value="144.59456">
                <text:p>140</text:p>
              </table:table-cell>
              <table:table-cell office:value-type="float" office:value="144.59456">
                <text:p>144.59456</text:p>
              </table:table-cell>
              <table:table-cell office:value-type="float" office:value="45.198261">
                <text:p>45.198261</text:p>
              </table:table-cell>
            </table:table-row>
            <table:table-row>
              <table:table-cell office:value-type="float" office:value="139.94385">
                <text:p>140</text:p>
              </table:table-cell>
              <table:table-cell office:value-type="float" office:value="139.94385">
                <text:p>139.94385</text:p>
              </table:table-cell>
              <table:table-cell office:value-type="float" office:value="50.014469">
                <text:p>50.014469</text:p>
              </table:table-cell>
            </table:table-row>
            <table:table-row>
              <table:table-cell office:value-type="float" office:value="128.52849">
                <text:p>130</text:p>
              </table:table-cell>
              <table:table-cell office:value-type="float" office:value="128.52849">
                <text:p>128.52849</text:p>
              </table:table-cell>
              <table:table-cell office:value-type="float" office:value="48.532558">
                <text:p>48.532558</text:p>
              </table:table-cell>
            </table:table-row>
            <table:table-row>
              <table:table-cell office:value-type="float" office:value="128.52849">
                <text:p>130</text:p>
              </table:table-cell>
              <table:table-cell office:value-type="float" office:value="128.52849">
                <text:p>128.52849</text:p>
              </table:table-cell>
              <table:table-cell office:value-type="float" office:value="48.532558">
                <text:p>48.532558</text:p>
              </table:table-cell>
            </table:table-row>
            <table:table-row>
              <table:table-cell office:value-type="float" office:value="125.78035">
                <text:p>130</text:p>
              </table:table-cell>
              <table:table-cell office:value-type="float" office:value="125.78035">
                <text:p>125.78035</text:p>
              </table:table-cell>
              <table:table-cell office:value-type="float" office:value="42.604919">
                <text:p>42.604919</text:p>
              </table:table-cell>
            </table:table-row>
            <table:table-row>
              <table:table-cell office:value-type="float" office:value="123.87779">
                <text:p>120</text:p>
              </table:table-cell>
              <table:table-cell office:value-type="float" office:value="123.87779">
                <text:p>123.87779</text:p>
              </table:table-cell>
              <table:table-cell office:value-type="float" office:value="45.198261">
                <text:p>45.198261</text:p>
              </table:table-cell>
            </table:table-row>
            <table:table-row>
              <table:table-cell office:value-type="float" office:value="114.15359">
                <text:p>110</text:p>
              </table:table-cell>
              <table:table-cell office:value-type="float" office:value="114.15359">
                <text:p>114.15359</text:p>
              </table:table-cell>
              <table:table-cell office:value-type="float" office:value="41.123009">
                <text:p>41.123009</text:p>
              </table:table-cell>
            </table:table-row>
            <table:table-row>
              <table:table-cell office:value-type="float" office:value="114.99918">
                <text:p>110</text:p>
              </table:table-cell>
              <table:table-cell office:value-type="float" office:value="114.99918">
                <text:p>114.99918</text:p>
              </table:table-cell>
              <table:table-cell office:value-type="float" office:value="40.382053">
                <text:p>40.382053</text:p>
              </table:table-cell>
            </table:table-row>
            <table:table-row>
              <table:table-cell office:value-type="float" office:value="114.99918">
                <text:p>110</text:p>
              </table:table-cell>
              <table:table-cell office:value-type="float" office:value="114.99918">
                <text:p>114.99918</text:p>
              </table:table-cell>
              <table:table-cell office:value-type="float" office:value="40.382053">
                <text:p>40.382053</text:p>
              </table:table-cell>
            </table:table-row>
            <table:table-row>
              <table:table-cell office:value-type="float" office:value="101.25847">
                <text:p>100</text:p>
              </table:table-cell>
              <table:table-cell office:value-type="float" office:value="101.25847">
                <text:p>101.25847</text:p>
              </table:table-cell>
              <table:table-cell office:value-type="float" office:value="39.270622">
                <text:p>39.270622</text:p>
              </table:table-cell>
            </table:table-row>
            <table:table-row>
              <table:table-cell office:value-type="float" office:value="102.73824">
                <text:p>100</text:p>
              </table:table-cell>
              <table:table-cell office:value-type="float" office:value="102.73824">
                <text:p>102.73824</text:p>
              </table:table-cell>
              <table:table-cell office:value-type="float" office:value="37.047756">
                <text:p>37.047756</text:p>
              </table:table-cell>
            </table:table-row>
            <table:table-row>
              <table:table-cell office:value-type="float" office:value="95.339394">
                <text:p>100</text:p>
              </table:table-cell>
              <table:table-cell office:value-type="float" office:value="95.339394">
                <text:p>95.339394</text:p>
              </table:table-cell>
              <table:table-cell office:value-type="float" office:value="31.120115">
                <text:p>31.120115</text:p>
              </table:table-cell>
            </table:table-row>
            <table:table-row>
              <table:table-cell office:value-type="float" office:value="95.339394">
                <text:p>100</text:p>
              </table:table-cell>
              <table:table-cell office:value-type="float" office:value="95.339394">
                <text:p>95.339394</text:p>
              </table:table-cell>
              <table:table-cell office:value-type="float" office:value="31.120115">
                <text:p>31.120115</text:p>
              </table:table-cell>
            </table:table-row>
            <table:table-row>
              <table:table-cell office:value-type="float" office:value="93.859619">
                <text:p>90</text:p>
              </table:table-cell>
              <table:table-cell office:value-type="float" office:value="93.859619">
                <text:p>93.859619</text:p>
              </table:table-cell>
              <table:table-cell office:value-type="float" office:value="28.897249">
                <text:p>28.897249</text:p>
              </table:table-cell>
            </table:table-row>
            <table:table-row>
              <table:table-cell office:value-type="float" office:value="80.964493">
                <text:p>80</text:p>
              </table:table-cell>
              <table:table-cell office:value-type="float" office:value="80.964493">
                <text:p>80.964493</text:p>
              </table:table-cell>
              <table:table-cell office:value-type="float" office:value="32.231548">
                <text:p>32.231548</text:p>
              </table:table-cell>
            </table:table-row>
            <table:table-row>
              <table:table-cell office:value-type="float" office:value="80.118912">
                <text:p>80</text:p>
              </table:table-cell>
              <table:table-cell office:value-type="float" office:value="80.118912">
                <text:p>80.118912</text:p>
              </table:table-cell>
              <table:table-cell office:value-type="float" office:value="24.451519">
                <text:p>24.451519</text:p>
              </table:table-cell>
            </table:table-row>
            <table:table-row>
              <table:table-cell office:value-type="float" office:value="84.135429">
                <text:p>80</text:p>
              </table:table-cell>
              <table:table-cell office:value-type="float" office:value="84.135429">
                <text:p>84.135429</text:p>
              </table:table-cell>
              <table:table-cell office:value-type="float" office:value="22.969608">
                <text:p>22.969608</text:p>
              </table:table-cell>
            </table:table-row>
            <table:table-row>
              <table:table-cell office:value-type="float" office:value="84.135429">
                <text:p>80</text:p>
              </table:table-cell>
              <table:table-cell office:value-type="float" office:value="84.135429">
                <text:p>84.135429</text:p>
              </table:table-cell>
              <table:table-cell office:value-type="float" office:value="22.969608">
                <text:p>22.969608</text:p>
              </table:table-cell>
            </table:table-row>
            <table:table-row>
              <table:table-cell office:value-type="float" office:value="74.834023">
                <text:p>70</text:p>
              </table:table-cell>
              <table:table-cell office:value-type="float" office:value="74.834023">
                <text:p>74.834023</text:p>
              </table:table-cell>
              <table:table-cell office:value-type="float" office:value="27.415339">
                <text:p>27.415339</text:p>
              </table:table-cell>
            </table:table-row>
            <table:table-row>
              <table:table-cell office:value-type="float" office:value="72.72007">
                <text:p>70</text:p>
              </table:table-cell>
              <table:table-cell office:value-type="float" office:value="72.72007">
                <text:p>72.72007</text:p>
              </table:table-cell>
              <table:table-cell office:value-type="float" office:value="20.746742">
                <text:p>20.746742</text:p>
              </table:table-cell>
            </table:table-row>
            <table:table-row>
              <table:table-cell office:value-type="float" office:value="65.744019">
                <text:p>70</text:p>
              </table:table-cell>
              <table:table-cell office:value-type="float" office:value="65.744019">
                <text:p>65.744019</text:p>
              </table:table-cell>
              <table:table-cell office:value-type="float" office:value="20.005789">
                <text:p>20.005789</text:p>
              </table:table-cell>
            </table:table-row>
            <table:table-row>
              <table:table-cell office:value-type="float" office:value="65.744019">
                <text:p>70</text:p>
              </table:table-cell>
              <table:table-cell office:value-type="float" office:value="65.744019">
                <text:p>65.744019</text:p>
              </table:table-cell>
              <table:table-cell office:value-type="float" office:value="20.005789">
                <text:p>20.005789</text:p>
              </table:table-cell>
            </table:table-row>
            <table:table-row>
              <table:table-cell office:value-type="float" office:value="57.922379">
                <text:p>60</text:p>
              </table:table-cell>
              <table:table-cell office:value-type="float" office:value="57.922379">
                <text:p>57.922379</text:p>
              </table:table-cell>
              <table:table-cell office:value-type="float" office:value="18.523878">
                <text:p>18.523878</text:p>
              </table:table-cell>
            </table:table-row>
            <table:table-row>
              <table:table-cell office:value-type="float" office:value="59.82494">
                <text:p>60</text:p>
              </table:table-cell>
              <table:table-cell office:value-type="float" office:value="59.82494">
                <text:p>59.82494</text:p>
              </table:table-cell>
              <table:table-cell office:value-type="float" office:value="15.930535">
                <text:p>15.930535</text:p>
              </table:table-cell>
            </table:table-row>
            <table:table-row>
              <table:table-cell office:value-type="float" office:value="60.24773">
                <text:p>60</text:p>
              </table:table-cell>
              <table:table-cell office:value-type="float" office:value="60.24773">
                <text:p>60.24773</text:p>
              </table:table-cell>
              <table:table-cell office:value-type="float" office:value="17.412445">
                <text:p>17.412445</text:p>
              </table:table-cell>
            </table:table-row>
            <table:table-row>
              <table:table-cell office:value-type="float" office:value="50.312141">
                <text:p>50</text:p>
              </table:table-cell>
              <table:table-cell office:value-type="float" office:value="50.312141">
                <text:p>50.312141</text:p>
              </table:table-cell>
              <table:table-cell office:value-type="float" office:value="14.819102">
                <text:p>14.819102</text:p>
              </table:table-cell>
            </table:table-row>
            <table:table-row>
              <table:table-cell office:value-type="float" office:value="50.312141">
                <text:p>50</text:p>
              </table:table-cell>
              <table:table-cell office:value-type="float" office:value="50.312141">
                <text:p>50.312141</text:p>
              </table:table-cell>
              <table:table-cell office:value-type="float" office:value="14.819102">
                <text:p>14.819102</text:p>
              </table:table-cell>
            </table:table-row>
            <table:table-row>
              <table:table-cell office:value-type="float" office:value="54.751446">
                <text:p>50</text:p>
              </table:table-cell>
              <table:table-cell office:value-type="float" office:value="54.751446">
                <text:p>54.751446</text:p>
              </table:table-cell>
              <table:table-cell office:value-type="float" office:value="18.523878">
                <text:p>18.523878</text:p>
              </table:table-cell>
            </table:table-row>
            <table:table-row>
              <table:table-cell office:value-type="float" office:value="49.677952">
                <text:p>50</text:p>
              </table:table-cell>
              <table:table-cell office:value-type="float" office:value="49.677952">
                <text:p>49.677952</text:p>
              </table:table-cell>
              <table:table-cell office:value-type="float" office:value="9.6324167">
                <text:p>9.6324167</text:p>
              </table:table-cell>
            </table:table-row>
            <table:table-row>
              <table:table-cell office:value-type="float" office:value="42.913296">
                <text:p>40</text:p>
              </table:table-cell>
              <table:table-cell office:value-type="float" office:value="42.913296">
                <text:p>42.913296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float" office:value="42.913296">
                <text:p>40</text:p>
              </table:table-cell>
              <table:table-cell office:value-type="float" office:value="42.913296">
                <text:p>42.913296</text:p>
              </table:table-cell>
              <table:table-cell office:value-type="float" office:value="10.743849">
                <text:p>10.743849</text:p>
              </table:table-cell>
            </table:table-row>
            <table:table-row>
              <table:table-cell office:value-type="float" office:value="43.336086">
                <text:p>40</text:p>
              </table:table-cell>
              <table:table-cell office:value-type="float" office:value="43.336086">
                <text:p>43.336086</text:p>
              </table:table-cell>
              <table:table-cell office:value-type="float" office:value="10.002894">
                <text:p>10.002894</text:p>
              </table:table-cell>
            </table:table-row>
            <table:table-row>
              <table:table-cell office:value-type="float" office:value="40.587944">
                <text:p>40</text:p>
              </table:table-cell>
              <table:table-cell office:value-type="float" office:value="40.587944">
                <text:p>40.587944</text:p>
              </table:table-cell>
              <table:table-cell office:value-type="float" office:value="10.373371">
                <text:p>10.373371</text:p>
              </table:table-cell>
            </table:table-row>
            <table:table-row>
              <table:table-cell office:value-type="float" office:value="40.587944">
                <text:p>40</text:p>
              </table:table-cell>
              <table:table-cell office:value-type="float" office:value="40.587944">
                <text:p>40.587944</text:p>
              </table:table-cell>
              <table:table-cell office:value-type="float" office:value="8.8914614">
                <text:p>8.8914614</text:p>
              </table:table-cell>
            </table:table-row>
            <table:table-row>
              <table:table-cell office:value-type="float" office:value="37.205616">
                <text:p>40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float" office:value="37.205616">
                <text:p>40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float" office:value="38.473991">
                <text:p>40</text:p>
              </table:table-cell>
              <table:table-cell office:value-type="float" office:value="38.473991">
                <text:p>38.473991</text:p>
              </table:table-cell>
              <table:table-cell office:value-type="float" office:value="8.5209837">
                <text:p>8.5209837</text:p>
              </table:table-cell>
            </table:table-row>
            <table:table-row>
              <table:table-cell office:value-type="float" office:value="37.205616">
                <text:p>40</text:p>
              </table:table-cell>
              <table:table-cell office:value-type="float" office:value="37.205616">
                <text:p>37.205616</text:p>
              </table:table-cell>
              <table:table-cell office:value-type="float" office:value="8.150506">
                <text:p>8.150506</text:p>
              </table:table-cell>
            </table:table-row>
            <table:table-row>
              <table:table-cell office:value-type="float" office:value="31.075146">
                <text:p>30</text:p>
              </table:table-cell>
              <table:table-cell office:value-type="float" office:value="31.075146">
                <text:p>31.075146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float" office:value="31.075146">
                <text:p>30</text:p>
              </table:table-cell>
              <table:table-cell office:value-type="float" office:value="31.075146">
                <text:p>31.075146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float" office:value="28.538399">
                <text:p>30</text:p>
              </table:table-cell>
              <table:table-cell office:value-type="float" office:value="28.538399">
                <text:p>28.538399</text:p>
              </table:table-cell>
              <table:table-cell office:value-type="float" office:value="4.4457307">
                <text:p>4.4457307</text:p>
              </table:table-cell>
            </table:table-row>
            <table:table-row>
              <table:table-cell office:value-type="float" office:value="27.481421">
                <text:p>30</text:p>
              </table:table-cell>
              <table:table-cell office:value-type="float" office:value="27.481421">
                <text:p>27.481421</text:p>
              </table:table-cell>
              <table:table-cell office:value-type="float" office:value="7.4095511">
                <text:p>7.4095511</text:p>
              </table:table-cell>
            </table:table-row>
            <table:table-row>
              <table:table-cell office:value-type="float" office:value="27.692816">
                <text:p>30</text:p>
              </table:table-cell>
              <table:table-cell office:value-type="float" office:value="27.692816">
                <text:p>27.692816</text:p>
              </table:table-cell>
              <table:table-cell office:value-type="float" office:value="2.5933428">
                <text:p>2.5933428</text:p>
              </table:table-cell>
            </table:table-row>
            <table:table-row>
              <table:table-cell office:value-type="float" office:value="23.464905">
                <text:p>20</text:p>
              </table:table-cell>
              <table:table-cell office:value-type="float" office:value="23.464905">
                <text:p>23.464905</text:p>
              </table:table-cell>
              <table:table-cell office:value-type="float" office:value="5.1866856">
                <text:p>5.1866856</text:p>
              </table:table-cell>
            </table:table-row>
            <table:table-row>
              <table:table-cell office:value-type="float" office:value="23.464905">
                <text:p>20</text:p>
              </table:table-cell>
              <table:table-cell office:value-type="float" office:value="23.464905">
                <text:p>23.464905</text:p>
              </table:table-cell>
              <table:table-cell office:value-type="float" office:value="5.1866856">
                <text:p>5.1866856</text:p>
              </table:table-cell>
            </table:table-row>
            <table:table-row>
              <table:table-cell office:value-type="float" office:value="21.773741">
                <text:p>20</text:p>
              </table:table-cell>
              <table:table-cell office:value-type="float" office:value="21.773741">
                <text:p>21.773741</text:p>
              </table:table-cell>
              <table:table-cell office:value-type="float" office:value="2.9638205">
                <text:p>2.9638205</text:p>
              </table:table-cell>
            </table:table-row>
            <table:table-row>
              <table:table-cell office:value-type="float" office:value="18.814203">
                <text:p>20</text:p>
              </table:table-cell>
              <table:table-cell office:value-type="float" office:value="18.814203">
                <text:p>18.814203</text:p>
              </table:table-cell>
              <table:table-cell office:value-type="float" office:value="5.5571632">
                <text:p>5.5571632</text:p>
              </table:table-cell>
            </table:table-row>
            <table:table-row>
              <table:table-cell office:value-type="float" office:value="18.814203">
                <text:p>20</text:p>
              </table:table-cell>
              <table:table-cell office:value-type="float" office:value="18.814203">
                <text:p>18.814203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float" office:value="18.814203">
                <text:p>20</text:p>
              </table:table-cell>
              <table:table-cell office:value-type="float" office:value="18.814203">
                <text:p>18.814203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float" office:value="20.505367">
                <text:p>20</text:p>
              </table:table-cell>
              <table:table-cell office:value-type="float" office:value="20.505367">
                <text:p>20.505367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float" office:value="17.54583">
                <text:p>20</text:p>
              </table:table-cell>
              <table:table-cell office:value-type="float" office:value="17.54583">
                <text:p>17.54583</text:p>
              </table:table-cell>
              <table:table-cell office:value-type="float" office:value="2.9638205">
                <text:p>2.9638205</text:p>
              </table:table-cell>
            </table:table-row>
            <table:table-row>
              <table:table-cell office:value-type="float" office:value="15.64327">
                <text:p>20</text:p>
              </table:table-cell>
              <table:table-cell office:value-type="float" office:value="15.64327">
                <text:p>15.64327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12.260942">
                <text:p>10</text:p>
              </table:table-cell>
              <table:table-cell office:value-type="float" office:value="12.260942">
                <text:p>12.260942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float" office:value="12.260942">
                <text:p>10</text:p>
              </table:table-cell>
              <table:table-cell office:value-type="float" office:value="12.260942">
                <text:p>12.260942</text:p>
              </table:table-cell>
              <table:table-cell office:value-type="float" office:value="3.7047756">
                <text:p>3.7047756</text:p>
              </table:table-cell>
            </table:table-row>
            <table:table-row>
              <table:table-cell office:value-type="float" office:value="13.31792">
                <text:p>10</text:p>
              </table:table-cell>
              <table:table-cell office:value-type="float" office:value="13.31792">
                <text:p>13.31792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13.952106">
                <text:p>10</text:p>
              </table:table-cell>
              <table:table-cell office:value-type="float" office:value="13.952106">
                <text:p>13.952106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12.049546">
                <text:p>10</text:p>
              </table:table-cell>
              <table:table-cell office:value-type="float" office:value="12.049546">
                <text:p>12.049546</text:p>
              </table:table-cell>
              <table:table-cell office:value-type="float" office:value="2.2228653">
                <text:p>2.2228653</text:p>
              </table:table-cell>
            </table:table-row>
            <table:table-row>
              <table:table-cell office:value-type="float" office:value="12.049546">
                <text:p>10</text:p>
              </table:table-cell>
              <table:table-cell office:value-type="float" office:value="12.049546">
                <text:p>12.049546</text:p>
              </table:table-cell>
              <table:table-cell office:value-type="float" office:value="2.2228653">
                <text:p>2.2228653</text:p>
              </table:table-cell>
            </table:table-row>
            <table:table-row>
              <table:table-cell office:value-type="float" office:value="11.838151">
                <text:p>10</text:p>
              </table:table-cell>
              <table:table-cell office:value-type="float" office:value="11.838151">
                <text:p>11.838151</text:p>
              </table:table-cell>
              <table:table-cell office:value-type="float" office:value="2.5933428">
                <text:p>2.5933428</text:p>
              </table:table-cell>
            </table:table-row>
            <table:table-row>
              <table:table-cell office:value-type="float" office:value="10.146986">
                <text:p>10</text:p>
              </table:table-cell>
              <table:table-cell office:value-type="float" office:value="10.146986">
                <text:p>10.146986</text:p>
              </table:table-cell>
              <table:table-cell office:value-type="float" office:value="3.3342981">
                <text:p>3.3342981</text:p>
              </table:table-cell>
            </table:table-row>
            <table:table-row>
              <table:table-cell office:value-type="float" office:value="9.301404">
                <text:p>10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9.301404">
                <text:p>10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9.301404">
                <text:p>10</text:p>
              </table:table-cell>
              <table:table-cell office:value-type="float" office:value="9.301404">
                <text:p>9.30140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9.5127993">
                <text:p>10</text:p>
              </table:table-cell>
              <table:table-cell office:value-type="float" office:value="9.5127993">
                <text:p>9.5127993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5.9190755">
                <text:p>10</text:p>
              </table:table-cell>
              <table:table-cell office:value-type="float" office:value="5.9190755">
                <text:p>5.9190755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6.5532618">
                <text:p>10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6.5532618">
                <text:p>10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8.8786125">
                <text:p>10</text:p>
              </table:table-cell>
              <table:table-cell office:value-type="float" office:value="8.8786125">
                <text:p>8.878612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8.8786125">
                <text:p>10</text:p>
              </table:table-cell>
              <table:table-cell office:value-type="float" office:value="8.8786125">
                <text:p>8.878612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9.0900087">
                <text:p>10</text:p>
              </table:table-cell>
              <table:table-cell office:value-type="float" office:value="9.0900087">
                <text:p>9.090008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6.5532618">
                <text:p>10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6.5532618">
                <text:p>10</text:p>
              </table:table-cell>
              <table:table-cell office:value-type="float" office:value="6.5532618">
                <text:p>6.5532618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5.9190755">
                <text:p>10</text:p>
              </table:table-cell>
              <table:table-cell office:value-type="float" office:value="5.9190755">
                <text:p>5.91907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5.073493">
                <text:p>10</text:p>
              </table:table-cell>
              <table:table-cell office:value-type="float" office:value="5.073493">
                <text:p>5.07349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4.4393063">
                <text:p/>
              </table:table-cell>
              <table:table-cell office:value-type="float" office:value="4.4393063">
                <text:p>4.43930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4.4393063">
                <text:p/>
              </table:table-cell>
              <table:table-cell office:value-type="float" office:value="4.4393063">
                <text:p>4.43930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4.4393063">
                <text:p/>
              </table:table-cell>
              <table:table-cell office:value-type="float" office:value="4.4393063">
                <text:p>4.43930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2.5367465">
                <text:p/>
              </table:table-cell>
              <table:table-cell office:value-type="float" office:value="2.5367465">
                <text:p>2.536746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2.5367465">
                <text:p/>
              </table:table-cell>
              <table:table-cell office:value-type="float" office:value="2.5367465">
                <text:p>2.536746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4.227911">
                <text:p/>
              </table:table-cell>
              <table:table-cell office:value-type="float" office:value="4.227911">
                <text:p>4.227911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4.227911">
                <text:p/>
              </table:table-cell>
              <table:table-cell office:value-type="float" office:value="4.227911">
                <text:p>4.227911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6911644">
                <text:p/>
              </table:table-cell>
              <table:table-cell office:value-type="float" office:value="1.6911644">
                <text:p>1.6911644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2.5367465">
                <text:p/>
              </table:table-cell>
              <table:table-cell office:value-type="float" office:value="2.5367465">
                <text:p>2.536746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1.4797689">
                <text:p/>
              </table:table-cell>
              <table:table-cell office:value-type="float" office:value="1.4797689">
                <text:p>1.479768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4797689">
                <text:p/>
              </table:table-cell>
              <table:table-cell office:value-type="float" office:value="1.4797689">
                <text:p>1.479768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4797689">
                <text:p/>
              </table:table-cell>
              <table:table-cell office:value-type="float" office:value="1.4797689">
                <text:p>1.479768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1.6911644">
                <text:p/>
              </table:table-cell>
              <table:table-cell office:value-type="float" office:value="1.6911644">
                <text:p>1.6911644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1.6911644">
                <text:p/>
              </table:table-cell>
              <table:table-cell office:value-type="float" office:value="1.6911644">
                <text:p>1.6911644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8523878">
                <text:p>1.8523878</text:p>
              </table:table-cell>
            </table:table-row>
            <table:table-row>
              <table:table-cell office:value-type="float" office:value="1.0569777">
                <text:p/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84558219">
                <text:p>0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9025599">
                <text:p/>
              </table:table-cell>
              <table:table-cell office:value-type="float" office:value="1.9025599">
                <text:p>1.902559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9025599">
                <text:p/>
              </table:table-cell>
              <table:table-cell office:value-type="float" office:value="1.9025599">
                <text:p>1.902559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0569777">
                <text:p/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84558219">
                <text:p>0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4797689">
                <text:p/>
              </table:table-cell>
              <table:table-cell office:value-type="float" office:value="1.4797689">
                <text:p>1.4797689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float" office:value="1.4797689">
                <text:p/>
              </table:table-cell>
              <table:table-cell office:value-type="float" office:value="1.4797689">
                <text:p>1.4797689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float" office:value="0.84558219">
                <text:p>0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2683733">
                <text:p/>
              </table:table-cell>
              <table:table-cell office:value-type="float" office:value="1.2683733">
                <text:p>1.268373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1.0569777">
                <text:p/>
              </table:table-cell>
              <table:table-cell office:value-type="float" office:value="1.0569777">
                <text:p>1.0569777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0569777">
                <text:p/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4819102">
                <text:p>1.4819102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84558219">
                <text:p>0</text:p>
              </table:table-cell>
              <table:table-cell office:value-type="float" office:value="0.84558219">
                <text:p>0.8455821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1.0569777">
                <text:p/>
              </table:table-cell>
              <table:table-cell office:value-type="float" office:value="1.0569777">
                <text:p>1.0569777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63418663">
                <text:p>0</text:p>
              </table:table-cell>
              <table:table-cell office:value-type="float" office:value="0.63418663">
                <text:p>0.63418663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1.1114327">
                <text:p>1.1114327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74095511">
                <text:p>0.74095511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42279109">
                <text:p>0</text:p>
              </table:table-cell>
              <table:table-cell office:value-type="float" office:value="0.42279109">
                <text:p>0.42279109</text:p>
              </table:table-cell>
              <table:table-cell office:value-type="float" office:value="0.37047756">
                <text:p>0.37047756</text:p>
              </table:table-cell>
            </table:table-row>
            <table:table-row>
              <table:table-cell office:value-type="float" office:value="0.21139555">
                <text:p>0</text:p>
              </table:table-cell>
              <table:table-cell office:value-type="float" office:value="0.21139555">
                <text:p>0.21139555</text:p>
              </table:table-cell>
              <table:table-cell office:value-type="float" office:value="0.37047756">
                <text:p>0.3704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